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1pt" style:font-size-asian="11pt" style:font-size-complex="11pt" style:font-family-generic="roman"/>
    </style:style>
    <style:style style:name="ce2" style:family="table-cell" style:parent-style-name="Default" style:data-style-name="N0">
      <style:table-cell-properties fo:border="thin solid #000000" style:vertical-align="top" fo:wrap-option="wrap" fo:background-color="#00B0F0" style:repeat-content="false"/>
      <style:paragraph-properties fo:text-align="start" fo:margin-left="0cm"/>
      <style:text-properties fo:color="#000000" fo:font-size="11pt" style:font-size-asian="11pt" style:font-size-complex="11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00B0F0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1pt" style:font-size-asian="11pt" style:font-size-complex="11pt" style:font-family-generic="roman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fo:font-size="11pt" style:font-size-asian="11pt" style:font-size-complex="11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size="11pt" style:font-size-asian="11pt" style:font-size-complex="11pt" style:font-family-generic="roman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00B0F0" style:repeat-content="false"/>
      <style:paragraph-properties fo:text-align="start" fo:margin-left="0cm"/>
      <style:text-properties fo:color="#000000" fo:font-size="11pt" style:font-size-asian="11pt" style:font-size-complex="11pt" fo:font-weight="bold" style:font-weight-asian="bold" style:font-weight-complex="bold" style:font-family-generic="roman"/>
    </style:style>
    <style:style style:name="ce8" style:family="table-cell" style:parent-style-name="Default" style:data-style-name="N1">
      <style:table-cell-properties fo:border="thin solid #000000" style:vertical-align="top" style:shrink-to-fit="true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fo:font-size="11pt" style:font-size-asian="11pt" style:font-size-complex="11pt" style:font-family-generic="roman"/>
    </style:style>
    <style:style style:name="ce10" style:family="table-cell" style:parent-style-name="Default" style:data-style-name="N1">
      <style:table-cell-properties fo:border="thin solid #000000" style:vertical-align="top" style:shrink-to-fit="true" style:repeat-content="false"/>
      <style:paragraph-properties fo:text-align="start" fo:margin-left="0cm"/>
      <style:text-properties fo:font-size="11pt" style:font-size-asian="11pt" style:font-size-complex="11pt" style:font-family-generic="roman"/>
    </style:style>
    <style:style style:name="ce11" style:family="table-cell" style:parent-style-name="Default" style:data-style-name="N1">
      <style:table-cell-properties fo:border="thin solid #000000" style:vertical-align="top" fo:wrap-option="wrap" style:repeat-content="false"/>
      <style:paragraph-properties fo:text-align="start" fo:margin-left="0cm"/>
      <style:text-properties fo:color="#000000" fo:font-size="11pt" style:font-size-asian="11pt" style:font-size-complex="11pt" style:font-family-generic="roman"/>
    </style:style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212529" fo:font-size="11pt" style:font-size-asian="11pt" style:font-size-complex="11pt" style:font-family-generic="roman"/>
    </style:style>
    <style:style style:name="ce13" style:family="table-cell" style:parent-style-name="Default" style:data-style-name="N0">
      <style:table-cell-properties fo:border="thin solid #000000" style:vertical-align="top" fo:background-color="#00B0F0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 style:font-family-generic="roman"/>
    </style:style>
    <style:style style:name="ce14" style:family="table-cell" style:parent-style-name="Default" style:data-style-name="N1">
      <style:table-cell-properties fo:border="thin solid #000000" style:vertical-align="top" fo:background-color="#00B0F0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 style:font-family-generic="roman"/>
    </style:style>
    <style:style style:name="ce15" style:family="table-cell" style:parent-style-name="Default" style:data-style-name="N1">
      <style:table-cell-properties fo:border="thin solid #000000" style:vertical-align="top" fo:wrap-option="wrap" fo:background-color="#00B0F0" style:repeat-content="false"/>
      <style:paragraph-properties fo:text-align="start" fo:margin-left="0cm"/>
      <style:text-properties fo:color="#000000" fo:font-size="11pt" style:font-size-asian="11pt" style:font-size-complex="11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fo:font-size="11pt" style:font-size-asian="11pt" style:font-size-complex="11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E1111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212121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1F2023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9" style:family="text" style:parent-style-name="Default">
      <style:text-properties fo:color="#333333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21708333333333cm" style:use-optimal-column-width="true"/>
    </style:style>
    <style:style style:name="co2" style:family="table-column">
      <style:table-column-properties fo:break-before="auto" style:column-width="8.14916666666667cm"/>
    </style:style>
    <style:style style:name="co3" style:family="table-column">
      <style:table-column-properties fo:break-before="auto" style:column-width="7.60236111111111cm"/>
    </style:style>
    <style:style style:name="co4" style:family="table-column">
      <style:table-column-properties fo:break-before="auto" style:column-width="3.98638888888889cm"/>
    </style:style>
    <style:style style:name="co5" style:family="table-column">
      <style:table-column-properties fo:break-before="auto" style:column-width="2.76930555555556cm" style:use-optimal-column-width="true"/>
    </style:style>
    <style:style style:name="co6" style:family="table-column">
      <style:table-column-properties fo:break-before="auto" style:column-width="1.97555555555556cm" style:use-optimal-column-width="true"/>
    </style:style>
    <style:style style:name="co7" style:family="table-column">
      <style:table-column-properties fo:break-before="auto" style:column-width="3.61597222222222cm" style:use-optimal-column-width="true"/>
    </style:style>
    <style:style style:name="co8" style:family="table-column">
      <style:table-column-properties fo:break-before="auto" style:column-width="5.80319444444445cm"/>
    </style:style>
    <style:style style:name="co9" style:family="table-column">
      <style:table-column-properties fo:break-before="auto" style:column-width="1.55222222222222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39pt" style:use-optimal-row-height="false" fo:break-before="auto"/>
    </style:style>
    <style:style style:name="ro5" style:family="table-row">
      <style:table-row-properties style:row-height="238pt" style:use-optimal-row-height="true" fo:break-before="auto"/>
    </style:style>
    <style:style style:name="ro6" style:family="table-row">
      <style:table-row-properties style:row-height="140pt" style:use-optimal-row-height="true" fo:break-before="auto"/>
    </style:style>
    <style:style style:name="ro7" style:family="table-row">
      <style:table-row-properties style:row-height="56pt" style:use-optimal-row-height="true" fo:break-before="auto"/>
    </style:style>
    <style:style style:name="ro8" style:family="table-row">
      <style:table-row-properties style:row-height="84pt" style:use-optimal-row-height="true" fo:break-before="auto"/>
    </style:style>
    <style:style style:name="ro9" style:family="table-row">
      <style:table-row-properties style:row-height="28pt" style:use-optimal-row-height="true" fo:break-before="auto"/>
    </style:style>
    <style:style style:name="ro10" style:family="table-row">
      <style:table-row-properties style:row-height="42pt" style:use-optimal-row-height="true" fo:break-before="auto"/>
    </style:style>
    <style:style style:name="ro11" style:family="table-row">
      <style:table-row-properties style:row-height="154pt" style:use-optimal-row-height="true" fo:break-before="auto"/>
    </style:style>
    <style:style style:name="ro12" style:family="table-row">
      <style:table-row-properties style:row-height="98pt" style:use-optimal-row-height="true" fo:break-before="auto"/>
    </style:style>
    <style:style style:name="ro13" style:family="table-row">
      <style:table-row-properties style:row-height="112pt" style:use-optimal-row-height="true" fo:break-before="auto"/>
    </style:style>
    <style:style style:name="ro14" style:family="table-row">
      <style:table-row-properties style:row-height="70pt" style:use-optimal-row-height="true" fo:break-before="auto"/>
    </style:style>
    <style:style style:name="ro15" style:family="table-row">
      <style:table-row-properties style:row-height="14pt" style:use-optimal-row-height="true" fo:break-before="auto"/>
    </style:style>
    <style:style style:name="ro16" style:family="table-row">
      <style:table-row-properties style:row-height="124pt" style:use-optimal-row-height="false" fo:break-before="auto"/>
    </style:style>
    <style:style style:name="ro17" style:family="table-row">
      <style:table-row-properties style:row-height="168pt" style:use-optimal-row-height="true" fo:break-before="auto"/>
    </style:style>
    <style:style style:name="ro18" style:family="table-row">
      <style:table-row-properties style:row-height="126pt" style:use-optimal-row-height="true" fo:break-before="auto"/>
    </style:style>
    <style:style style:name="ro19" style:family="table-row">
      <style:table-row-properties style:row-height="74pt" style:use-optimal-row-height="true" fo:break-before="auto"/>
    </style:style>
    <style:style style:name="ro20" style:family="table-row">
      <style:table-row-properties style:row-height="294pt" style:use-optimal-row-height="true" fo:break-before="auto"/>
    </style:style>
    <style:style style:name="ro21" style:family="table-row">
      <style:table-row-properties style:row-height="224pt" style:use-optimal-row-height="true" fo:break-before="auto"/>
    </style:style>
    <style:style style:name="ro22" style:family="table-row">
      <style:table-row-properties style:row-height="409.5pt" style:use-optimal-row-height="true" fo:break-before="auto"/>
    </style:style>
    <style:style style:name="ro23" style:family="table-row">
      <style:table-row-properties style:row-height="210pt" style:use-optimal-row-height="true" fo:break-before="auto"/>
    </style:style>
    <style:style style:name="ro24" style:family="table-row">
      <style:table-row-properties style:row-height="350pt" style:use-optimal-row-height="true" fo:break-before="auto"/>
    </style:style>
    <style:style style:name="ro25" style:family="table-row">
      <style:table-row-properties style:row-height="106.5pt" style:use-optimal-row-height="false" fo:break-before="auto"/>
    </style:style>
    <style:style style:name="ro26" style:family="table-row">
      <style:table-row-properties style:row-height="45.5pt" style:use-optimal-row-height="false" fo:break-before="auto"/>
    </style:style>
    <style:style style:name="ro27" style:family="table-row">
      <style:table-row-properties style:row-height="43pt" style:use-optimal-row-height="false" fo:break-before="auto"/>
    </style:style>
    <style:style style:name="ro28" style:family="table-row">
      <style:table-row-properties style:row-height="155pt" style:use-optimal-row-height="false" fo:break-before="auto"/>
    </style:style>
    <style:style style:name="ro29" style:family="table-row">
      <style:table-row-properties style:row-height="151pt" style:use-optimal-row-height="false" fo:break-before="auto"/>
    </style:style>
    <style:style style:name="ro30" style:family="table-row">
      <style:table-row-properties style:row-height="115pt" style:use-optimal-row-height="false" fo:break-before="auto"/>
    </style:style>
    <style:style style:name="ro31" style:family="table-row">
      <style:table-row-properties style:row-height="13pt" style:use-optimal-row-height="false" fo:break-before="auto"/>
    </style:style>
    <style:style style:name="ro32" style:family="table-row">
      <style:table-row-properties style:row-height="17pt" style:use-optimal-row-height="false" fo:break-before="auto"/>
    </style:style>
    <style:style style:name="ro33" style:family="table-row">
      <style:table-row-properties style:row-height="182pt" style:use-optimal-row-height="true" fo:break-before="auto"/>
    </style:style>
    <style:style style:name="ro34" style:family="table-row">
      <style:table-row-properties style:row-height="2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D-L3-L4-L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number-columns-spanned="8" table:number-rows-spanned="1" table:style-name="ce17">
            <text:p>Required Tools and Equipment in Workshop in Level 3, 4 and 5 of <text:s/>SOD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3" table:number-rows-spanned="1" table:style-name="ce16">
            <text:p>Category 1: Tools and Instruments</text:p>
          </table:table-cell>
          <table:covered-table-cell table:number-columns-repeated="2"/>
          <table:table-cell table:style-name="ce5"/>
          <table:table-cell table:number-columns-repeated="4" table:style-name="ce6"/>
          <table:table-cell table:number-columns-repeated="16376"/>
        </table:table-row>
        <table:table-row table:style-name="ro3">
          <table:table-cell office:value-type="string" table:style-name="ce7">
            <text:p>SN</text:p>
          </table:table-cell>
          <table:table-cell office:value-type="string" table:style-name="ce7">
            <text:p>Name <text:s/>and description</text:p>
          </table:table-cell>
          <table:table-cell office:value-type="string" table:style-name="ce7">
            <text:p>Specification</text:p>
          </table:table-cell>
          <table:table-cell office:value-type="string" table:style-name="ce7">
            <text:p>Unity measurement</text:p>
          </table:table-cell>
          <table:table-cell office:value-type="string" table:style-name="ce2">
            <text:p>Re<text:span text:style-name="T2">quired Quantity</text:span></text:p>
          </table:table-cell>
          <table:table-cell office:value-type="string" table:style-name="ce3">
            <text:p>Available quantity<text:s/></text:p>
          </table:table-cell>
          <table:table-cell office:value-type="string" table:style-name="ce3">
            <text:p>Percentage of available</text:p>
          </table:table-cell>
          <table:table-cell office:value-type="string" table:style-name="ce3">
            <text:p>Observation<text:s/></text:p>
          </table:table-cell>
          <table:table-cell table:number-columns-repeated="16376"/>
        </table:table-row>
        <table:table-row table:style-name="ro4">
          <table:table-cell office:value-type="float" office:value="1" table:style-name="ce8">
            <text:p>1</text:p>
          </table:table-cell>
          <table:table-cell office:value-type="string" table:style-name="ce9">
            <text:p>Adobe suite <text:s/>(comprising Photoshop ,Illustrator, Acrobat pro, in design…)</text:p>
          </table:table-cell>
          <table:table-cell office:value-type="string" table:style-name="ce9">
            <text:p>Creative cloud for education</text:p>
          </table:table-cell>
          <table:table-cell table:style-name="ce9"/>
          <table:table-cell office:value-type="float" office:value="26" table:style-name="ce10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00" table:formula="of:=[.F4]*100/[.E4]" table:style-name="ce11">
            <text:p>100</text:p>
          </table:table-cell>
          <table:table-cell table:style-name="ce4"/>
          <table:table-cell table:number-columns-repeated="16376"/>
        </table:table-row>
        <table:table-row table:style-name="ro5">
          <table:table-cell office:value-type="float" office:value="2" table:style-name="ce8">
            <text:p>2</text:p>
          </table:table-cell>
          <table:table-cell office:value-type="string" table:style-name="ce4">
            <text:p>Air Conditioner</text:p>
          </table:table-cell>
          <table:table-cell office:value-type="string" table:style-name="ce4">
            <text:p>● <text:s text:c="8"/>ATNQ22GPLA4 18K</text:p>
            <text:p>● <text:s text:c="7"/>BTU Ceiling Cassette AC</text:p>
            <text:p>● <text:s text:c="7"/>Cooling Only</text:p>
            <text:p>● <text:s text:c="7"/>R410A</text:p>
            <text:p>● <text:s text:c="7"/>Low Power Inverter Compressor</text:p>
            <text:p>● <text:s text:c="7"/>Plasma Air Purifying System</text:p>
            <text:p>● <text:s text:c="7"/>4 Way Swirl Swing</text:p>
            <text:p>● <text:s text:c="7"/>Auto Restart</text:p>
            <text:p>● <text:s text:c="7"/>Jet Cool</text:p>
            <text:p>● <text:s text:c="7"/>Sleep Mode</text:p>
            <text:p>● <text:s text:c="7"/>Healthy Dehumidification</text:p>
            <text:p>● <text:s text:c="7"/>High Ceiling Operation</text:p>
            <text:p>● <text:s text:c="7"/>Wide Air Flow</text:p>
            <text:p>● <text:s text:c="7"/>Independent Vane Operation</text:p>
            <text:p>● <text:s text:c="7"/>Wired Remote</text:p>
            <text:p>● <text:s text:c="7"/>ERC Approved</text:p>
            <text:p>● <text:s text:c="7"/>Warranty: 24 months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5]*100/[.E5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6">
          <table:table-cell office:value-type="float" office:value="3" table:style-name="ce8">
            <text:p>3</text:p>
          </table:table-cell>
          <table:table-cell office:value-type="string" table:style-name="ce4">
            <text:p>Air conditioner</text:p>
          </table:table-cell>
          <table:table-cell office:value-type="string" table:style-name="ce4">
            <text:p>· <text:s text:c="3"/>Non-Inverter series</text:p>
            <text:p>· <text:s text:c="3"/>Cooling only function</text:p>
            <text:p>· <text:s text:c="3"/>Self-Diagnosis</text:p>
            <text:p>· <text:s text:c="3"/>Comfortable Airflow</text:p>
            <text:p>· <text:s text:c="3"/>R32 Refrigerant Gas</text:p>
            <text:p>· <text:s text:c="3"/>Power Chill Operation</text:p>
            <text:p>· <text:s text:c="3"/>Good Sleep Off Timer</text:p>
            <text:p>· <text:s text:c="3"/>Efficient Energy Consumption</text:p>
            <text:p>· <text:s text:c="3"/>Stabilizer Inside Operation ( No AVS Required)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6]*100/[.E6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6">
          <table:table-cell office:value-type="float" office:value="4" table:style-name="ce8">
            <text:p>4</text:p>
          </table:table-cell>
          <table:table-cell office:value-type="string" table:style-name="ce9">
            <text:p>Air Conditioning</text:p>
          </table:table-cell>
          <table:table-cell office:value-type="string" table:style-name="ce4">
            <text:p><text:span text:style-name="T4">- Cooling Capacity: 5.2 kW (1.5 TR)</text:span></text:p>
            <text:p><text:span text:style-name="T4">- Max. Ambient temp: 45o C</text:span></text:p>
            <text:p><text:span text:style-name="T4">- Electrical input: 230V/50Hz/Single Phase</text:span></text:p>
            <text:p><text:span text:style-name="T4">- Air flow rate: 425 CFM or more</text:span></text:p>
            <text:p><text:span text:style-name="T4">- Function modes: Auto/Cool/Fan/Dry – shall have power saving mode, temperature setting option should be available</text:span></text:p>
            <text:p><text:span text:style-name="T4">- Length of tubing: 5 m or as per the installation requirement</text:span></text:p>
            <text:p><text:span text:style-name="T4">- Remote control:</text:span></text:p>
          </table:table-cell>
          <table:table-cell table:style-name="ce4"/>
          <table:table-cell office:value-type="float" office:value="3" table:style-name="ce9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33.333333333333336" table:formula="of:=[.F7]*100/[.E7]" table:style-name="ce11">
            <text:p>33</text:p>
          </table:table-cell>
          <table:table-cell table:style-name="ce4"/>
          <table:table-cell table:number-columns-repeated="16376"/>
        </table:table-row>
        <table:table-row table:style-name="ro7">
          <table:table-cell office:value-type="float" office:value="5" table:style-name="ce8">
            <text:p>5</text:p>
          </table:table-cell>
          <table:table-cell office:value-type="string" table:style-name="ce6">
            <text:p>All in one printer</text:p>
          </table:table-cell>
          <table:table-cell office:value-type="string" table:style-name="ce4">
            <text:p>Printer speed Color: up to 5.5 ppm<text:s/></text:p>
            <text:p>Printer resolution: up to 4800 x 1300 optimizes dpi</text:p>
            <text:p>Max print area:215 x 355 mm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8]*100/[.E8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8">
          <table:table-cell office:value-type="float" office:value="6" table:style-name="ce8">
            <text:p>6</text:p>
          </table:table-cell>
          <table:table-cell office:value-type="string" table:style-name="ce4">
            <text:p>Anaconda</text:p>
          </table:table-cell>
          <table:table-cell office:value-type="string" table:style-name="ce4">
            <text:p>· <text:s text:c="6"/>Latest version</text:p>
            <text:p>· <text:s text:c="6"/>System requirement:</text:p>
            <text:p>· <text:s text:c="6"/>OS: Any</text:p>
            <text:p>· <text:s text:c="6"/>CPU: Inter Core i3</text:p>
            <text:p>· <text:s text:c="6"/>Storage: 3Gb</text:p>
            <text:p>· <text:s text:c="6"/>Python: Version 3.x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9]*100/[.E9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9">
          <table:table-cell office:value-type="float" office:value="7" table:style-name="ce8">
            <text:p>7</text:p>
          </table:table-cell>
          <table:table-cell office:value-type="string" table:style-name="ce4">
            <text:p>Android Mobile Phone</text:p>
          </table:table-cell>
          <table:table-cell office:value-type="string" table:style-name="ce4">
            <text:p>· <text:s text:c="3"/>Android v9 and above</text:p>
            <text:p>· <text:s text:c="3"/>256GB Storage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0]*100/[.E10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7">
          <table:table-cell office:value-type="float" office:value="8" table:style-name="ce8">
            <text:p>8</text:p>
          </table:table-cell>
          <table:table-cell office:value-type="string" table:style-name="ce4">
            <text:p>Android Studioe</text:p>
          </table:table-cell>
          <table:table-cell office:value-type="string" table:style-name="ce4">
            <text:p>· <text:s text:c="6"/>Latest version and above with 32-bit and 64-bit</text:p>
            <text:p>· <text:s text:c="6"/>Strong compatibility with various platforms(windows, linux and Mac)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1]*100/[.E11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0">
          <table:table-cell office:value-type="float" office:value="9" table:style-name="ce8">
            <text:p>9</text:p>
          </table:table-cell>
          <table:table-cell office:value-type="string" table:style-name="ce4">
            <text:p>Ansible</text:p>
          </table:table-cell>
          <table:table-cell office:value-type="string" table:style-name="ce4">
            <text:p>Latest version and above with 32 bit to 64-bit.</text:p>
            <text:p>Compatible with various platforms (windows, linux and Mac)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2]*100/[.E12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1">
          <table:table-cell office:value-type="float" office:value="10" table:style-name="ce8">
            <text:p>10</text:p>
          </table:table-cell>
          <table:table-cell office:value-type="string" table:style-name="ce6">
            <text:p>Antenna</text:p>
          </table:table-cell>
          <table:table-cell office:value-type="string" table:style-name="ce4">
            <text:p>· <text:s text:c="6"/>AC1300Mbps USB 3.0 Wi-Fi Adapter with 6dBi External Antenna Compatible Windows 10/7 /8/8.1 /XP Mac OS X 10.6-10.15, Dual Band 2.4G/5.8Ghz Wireless Network Adapter for Mac Laptop Desktop PC<text:s text:c="4"/></text:p>
            <text:p>· <text:s text:c="6"/>Compatible Devices Laptop, Desktop</text:p>
            <text:p>· <text:s text:c="6"/>Item Dimensions LxWxH 4.72 x 3.15 x 1.18 inches</text:p>
            <text:p>· <text:s text:c="6"/>Data Link Protocol USB</text:p>
            <text:p>· <text:s text:c="6"/>Data Transfer Rate 5 Gigabits Per Second and Item Weight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13]*100/[.E13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7">
          <table:table-cell office:value-type="float" office:value="11" table:style-name="ce8">
            <text:p>11</text:p>
          </table:table-cell>
          <table:table-cell office:value-type="string" table:style-name="ce4">
            <text:p>Anti-blue light screen filter</text:p>
          </table:table-cell>
          <table:table-cell office:value-type="string" table:style-name="ce4">
            <text:p>● <text:s text:c="5"/>Block 99% of UV</text:p>
            <text:p>● <text:s text:c="5"/>Block the harmful blue light between 380 nm - 490 nm</text:p>
            <text:p>● <text:s text:c="5"/>FDA approved.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14]*100/[.E14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2">
          <table:table-cell office:value-type="float" office:value="12" table:style-name="ce8">
            <text:p>12</text:p>
          </table:table-cell>
          <table:table-cell office:value-type="string" table:style-name="ce9">
            <text:p>Antistatic wrist strap</text:p>
          </table:table-cell>
          <table:table-cell office:value-type="string" table:style-name="ce4">
            <text:p><text:span text:style-name="T5">Adjustable <text:s/>to <text:s/>size <text:s/>XL with <text:s/>a 8.25" <text:s/>/ <text:s/>210 <text:s/>mm <text:s/>unstretched circumference.</text:span></text:p>
            <text:p><text:span text:style-name="T5">.75" x 8" unstretched, elastic with <text:s text:c="5"/>adjustable <text:s text:c="5"/>buckle, polyester/stainless <text:s text:c="9"/>steel weave, <text:s text:c="2"/>coiled, <text:s text:c="2"/>6 <text:s text:c="2"/>Feet <text:s text:c="2"/>/ <text:s text:c="2"/>2 Meters cord length, 1 M(Ohm) cord resistance.</text:span></text:p>
            <text:p><text:span text:style-name="T4">Lifetime limited waranty</text:span></text:p>
          </table:table-cell>
          <table:table-cell table:style-name="ce4"/>
          <table:table-cell office:value-type="float" office:value="26" table:style-name="ce10">
            <text:p>26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15]*100/[.E15]" table:style-name="ce11">
            <text:p>0</text:p>
          </table:table-cell>
          <table:table-cell table:style-name="ce4"/>
          <table:table-cell table:number-columns-repeated="16376"/>
        </table:table-row>
        <table:table-row table:style-name="ro9">
          <table:table-cell office:value-type="float" office:value="13" table:style-name="ce8">
            <text:p>13</text:p>
          </table:table-cell>
          <table:table-cell office:value-type="string" table:style-name="ce9">
            <text:p>Antivirus</text:p>
          </table:table-cell>
          <table:table-cell office:value-type="string" table:style-name="ce5">
            <text:p>Internet <text:s text:c="5"/>Security for <text:s text:c="3"/>3 <text:s text:c="3"/>user <text:s text:c="3"/>with licence</text:p>
          </table:table-cell>
          <table:table-cell table:style-name="ce5"/>
          <table:table-cell office:value-type="float" office:value="10" table:style-name="ce10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10" table:formula="of:=[.F16]*100/[.E16]" table:style-name="ce11">
            <text:p>10</text:p>
          </table:table-cell>
          <table:table-cell table:style-name="ce4"/>
          <table:table-cell table:number-columns-repeated="16376"/>
        </table:table-row>
        <table:table-row table:style-name="ro12">
          <table:table-cell office:value-type="float" office:value="14" table:style-name="ce8">
            <text:p>14</text:p>
          </table:table-cell>
          <table:table-cell office:value-type="string" table:style-name="ce6">
            <text:p>Atom IDE</text:p>
          </table:table-cell>
          <table:table-cell office:value-type="string" table:style-name="ce4">
            <text:p>•<text:tab/>IDE Atom Runs on the Computer with Minimum Hardware Requirements</text:p>
            <text:p>•<text:tab/>Memory: 1 GB</text:p>
            <text:p>•<text:tab/>Graphics Card: NVIDIA GeForce 510<text:s/></text:p>
            <text:p>•<text:tab/>CPU: Intel Pentium 4 2.20GHz<text:s/></text:p>
            <text:p>•<text:tab/>File Size: 100 MB</text:p>
            <text:p>•<text:tab/>OS: Windows 10 and above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7]*100/[.E17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6">
          <table:table-cell office:value-type="float" office:value="15" table:style-name="ce8">
            <text:p>15</text:p>
          </table:table-cell>
          <table:table-cell office:value-type="string" table:style-name="ce4">
            <text:p>Audio Systems</text:p>
          </table:table-cell>
          <table:table-cell office:value-type="string" table:style-name="ce4">
            <text:p>·<text:tab/>MX 12 Inches Portable Multimedia Trolley Speaker with<text:s text:c="2"/></text:p>
            <text:p>·<text:tab/>2 Wireless Microphones</text:p>
            <text:p>·<text:tab/>Remote</text:p>
            <text:p>·<text:tab/>Built-in Amplifier</text:p>
            <text:p>·<text:tab/>Battery Bluetooth</text:p>
            <text:p>·<text:tab/>USB Radio Fm<text:s/></text:p>
            <text:p>·<text:tab/>SD Card<text:s/></text:p>
            <text:p>·<text:tab/>Aux Input 3712 Indoor</text:p>
            <text:p>·<text:tab/>Outdoor PA System <text:s/>(150 W)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8]*100/[.E18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9">
          <table:table-cell office:value-type="float" office:value="16" table:style-name="ce8">
            <text:p>16</text:p>
          </table:table-cell>
          <table:table-cell office:value-type="string" table:style-name="ce4">
            <text:p>Benchmarkify.js</text:p>
          </table:table-cell>
          <table:table-cell office:value-type="string" table:style-name="ce4">
            <text:p>Node.js framework of execution time latest stable version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9]*100/[.E19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7">
          <table:table-cell office:value-type="float" office:value="17" table:style-name="ce8">
            <text:p>17</text:p>
          </table:table-cell>
          <table:table-cell office:value-type="string" table:style-name="ce4">
            <text:p>Bitbucket</text:p>
          </table:table-cell>
          <table:table-cell office:value-type="string" table:style-name="ce4">
            <text:p>Web Based</text:p>
            <text:p>CPU:64bit x86</text:p>
            <text:p>RAM:2GB</text:p>
            <text:p>Resolution:1024×768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20]*100/[.E20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6">
          <table:table-cell office:value-type="float" office:value="18" table:style-name="ce8">
            <text:p>18</text:p>
          </table:table-cell>
          <table:table-cell office:value-type="string" table:style-name="ce4">
            <text:p>Blockchain development platform</text:p>
          </table:table-cell>
          <table:table-cell office:value-type="string" table:style-name="ce4">
            <text:p>•<text:tab/>Provides API access to Blockchain networks.</text:p>
            <text:p>•<text:tab/>Offers a suite of developer tools, including debugging, monitoring, analytics, and performance optimization tools.</text:p>
            <text:p>•<text:tab/>Hosts and manages Blockchain nodes, ensuring reliable access to Blockchain data.</text:p>
            <text:p>•<text:tab/>Scalable infrastructure capable of handling high volumes of requests and transactions.</text:p>
            <text:p>•<text:tab/>High availability and uptime for critical Blockchain services.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21]*100/[.E21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3">
          <table:table-cell office:value-type="float" office:value="19" table:style-name="ce8">
            <text:p>19</text:p>
          </table:table-cell>
          <table:table-cell office:value-type="string" table:style-name="ce4">
            <text:p>Blockchain Simulators (Ganache)</text:p>
          </table:table-cell>
          <table:table-cell office:value-type="string" table:style-name="ce4">
            <text:p>•<text:tab/>Local Blockchain network that runs on your development machine,</text:p>
            <text:p>•<text:tab/>compatible with the Blockchain Virtual Machine (EVM)</text:p>
            <text:p>•<text:tab/>Developers can explore Blockchain transactions and inspect individual blocks</text:p>
            <text:p>•<text:tab/>Offers options to customize the local Blockchain network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22]*100/[.E22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4">
          <table:table-cell office:value-type="float" office:value="20" table:style-name="ce8">
            <text:p>20</text:p>
          </table:table-cell>
          <table:table-cell office:value-type="string" table:style-name="ce9">
            <text:p>Blue light filter glasses</text:p>
          </table:table-cell>
          <table:table-cell office:value-type="string" table:style-name="ce4">
            <text:p><text:span text:style-name="T4">Block Blue Light Filter</text:span></text:p>
            <text:p><text:span text:style-name="T4">- <text:s/>Block 95 percent of blue light.</text:span></text:p>
            <text:p><text:span text:style-name="T6">- <text:s/>Are comfortable to wear</text:span></text:p>
            <text:p><text:span text:style-name="T6">- <text:s text:c="2"/>Have an anti-reflective coating</text:span></text:p>
            <text:p><text:span text:style-name="T6">- <text:s/>Are UV-rated with an anti-glare coating.</text:span></text:p>
          </table:table-cell>
          <table:table-cell table:style-name="ce4"/>
          <table:table-cell office:value-type="float" office:value="1" table:style-name="ce9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23]*100/[.E23]" table:style-name="ce11">
            <text:p>0</text:p>
          </table:table-cell>
          <table:table-cell table:style-name="ce4"/>
          <table:table-cell table:number-columns-repeated="16376"/>
        </table:table-row>
        <table:table-row table:style-name="ro15">
          <table:table-cell office:value-type="float" office:value="21" table:style-name="ce8">
            <text:p>21</text:p>
          </table:table-cell>
          <table:table-cell office:value-type="string" table:style-name="ce6">
            <text:p>Books</text:p>
          </table:table-cell>
          <table:table-cell office:value-type="string" table:style-name="ce6">
            <text:p>References of books related to the competences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24]*100/[.E24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22" table:style-name="ce8">
            <text:p>22</text:p>
          </table:table-cell>
          <table:table-cell office:value-type="string" table:style-name="ce4">
            <text:p>Browser</text:p>
          </table:table-cell>
          <table:table-cell office:value-type="string" table:style-name="ce4">
            <text:p>Latest Version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25]*100/[.E25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4">
          <table:table-cell office:value-type="float" office:value="23" table:style-name="ce8">
            <text:p>23</text:p>
          </table:table-cell>
          <table:table-cell office:value-type="string" table:style-name="ce9">
            <text:p>Cable <text:s text:c="2"/>plastic <text:s text:c="2"/>cover <text:s text:c="2"/>and cable trunk fixation</text:p>
          </table:table-cell>
          <table:table-cell office:value-type="string" table:style-name="ce4">
            <text:p><text:span text:style-name="T5">Brand:D-Line Colour:White Material:Polyvinyl Chloride</text:span></text:p>
            <text:p><text:span text:style-name="T5">Item <text:s/>dimensions <text:s/>L <text:s/>x <text:s/>W <text:s/>x <text:s/>H 100 <text:s text:c="3"/>x <text:s text:c="3"/>2.2 <text:s text:c="3"/>x <text:s text:c="3"/>2.2</text:span></text:p>
            <text:p><text:span text:style-name="T5">centimetres</text:span></text:p>
          </table:table-cell>
          <table:table-cell table:style-name="ce4"/>
          <table:table-cell office:value-type="float" office:value="1" table:style-name="ce9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26]*100/[.E26]" table:style-name="ce11">
            <text:p>100</text:p>
          </table:table-cell>
          <table:table-cell table:style-name="ce4"/>
          <table:table-cell table:number-columns-repeated="16376"/>
        </table:table-row>
        <table:table-row table:style-name="ro7">
          <table:table-cell office:value-type="float" office:value="24" table:style-name="ce8">
            <text:p>24</text:p>
          </table:table-cell>
          <table:table-cell office:value-type="string" table:style-name="ce6">
            <text:p>Cable ties</text:p>
          </table:table-cell>
          <table:table-cell office:value-type="string" table:style-name="ce4">
            <text:p>•<text:tab/>TX-CT010 high security reusable cable tie tag with various Color</text:p>
            <text:p>•<text:tab/>Item No.: TX-CT010</text:p>
            <text:p>•<text:tab/>Material：Nylon 66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27]*100/[.E27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1">
          <table:table-cell office:value-type="float" office:value="25" table:style-name="ce8">
            <text:p>25</text:p>
          </table:table-cell>
          <table:table-cell office:value-type="string" table:style-name="ce9">
            <text:p>CCTV system</text:p>
          </table:table-cell>
          <table:table-cell office:value-type="string" table:style-name="ce4">
            <text:p><text:span text:style-name="T3">Special Features:<text:s/></text:span><text:span text:style-name="T4">NIGHT VISION, Waterproof / Weatherproof</text:span></text:p>
            <text:p><text:span text:style-name="T3">Sensor:<text:s/></text:span><text:span text:style-name="T4">CMOS</text:span></text:p>
            <text:p><text:span text:style-name="T3">Style:<text:s/></text:span><text:span text:style-name="T4">BULLET, DOME CAMERA</text:span></text:p>
            <text:p><text:span text:style-name="T3">Function:<text:s/></text:span><text:span text:style-name="T4">NIGHT VISION, Built-in Mic, Two-way Audio, Alarm I/O, RESET, Built-in Siren</text:span><text:s/>Video Compression Format: H.264</text:p>
            <text:p>Data Storage Options: Full HD</text:p>
            <text:p>Application: Outdoor, Indoor</text:p>
            <text:p>HDD: 2TB</text:p>
            <text:p>Memory card: 164GB Speed 170mb/s</text:p>
          </table:table-cell>
          <table:table-cell table:style-name="ce4"/>
          <table:table-cell office:value-type="float" office:value="4" table:style-name="ce10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28]*100/[.E28]" table:style-name="ce11">
            <text:p>0</text:p>
          </table:table-cell>
          <table:table-cell table:style-name="ce4"/>
          <table:table-cell table:number-columns-repeated="16376"/>
        </table:table-row>
        <table:table-row table:style-name="ro12">
          <table:table-cell office:value-type="float" office:value="26" table:style-name="ce8">
            <text:p>26</text:p>
          </table:table-cell>
          <table:table-cell office:value-type="string" table:style-name="ce4">
            <text:p>CCTV System</text:p>
          </table:table-cell>
          <table:table-cell office:value-type="string" table:style-name="ce4">
            <text:p>·<text:tab/>CCTV<text:s/></text:p>
            <text:p>·<text:tab/>2 Bullet cameras(5MP)</text:p>
            <text:p>·<text:tab/>Dome Outdoor Cameras(5MP)</text:p>
            <text:p>·<text:tab/>NVR 4 Channels</text:p>
            <text:p>·<text:tab/>TV Screen (32 inches)</text:p>
            <text:p>·<text:tab/>Hard Disk Storage (At least 4TB)</text:p>
            <text:p>·<text:tab/>Network-based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29]*100/[.E29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3">
          <table:table-cell office:value-type="float" office:value="27" table:style-name="ce8">
            <text:p>27</text:p>
          </table:table-cell>
          <table:table-cell office:value-type="string" table:style-name="ce4">
            <text:p>Chairs for Trainees</text:p>
          </table:table-cell>
          <table:table-cell office:value-type="string" table:style-name="ce4">
            <text:p><text:s/>4-leg Side Chair w/glides, Plastic Shell 1051FT1A0PSGL2FC2AC 4-leg, plastic shell, ARC Technology® for weight-assisted flex, silver frame, easy-grip edge that acts as pull handle, clean-out space, performance multi-surface glide, 4-leg plastic model stacks 4 on the floor; 8 on optional cart (S-CART, order separately), 300 lb weight capacity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30]*100/[.E30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3">
          <table:table-cell office:value-type="float" office:value="28" table:style-name="ce8">
            <text:p>28</text:p>
          </table:table-cell>
          <table:table-cell office:value-type="string" table:style-name="ce4">
            <text:p>CISCO Packet tracer</text:p>
          </table:table-cell>
          <table:table-cell office:value-type="string" table:style-name="ce4">
            <text:p>● <text:s text:c="7"/>Minimum configuration for Packet Tracer 8.2</text:p>
            <text:p>● <text:s text:c="7"/>Microsoft Windows 8.1, 10, 11 (64bit), Ubuntu 20.04 LTS (64bit) or macOS 10.14 or newer.</text:p>
            <text:p>● <text:s text:c="7"/>amd64(x86-64) CPU</text:p>
            <text:p>● <text:s text:c="7"/>4GB of free RAM</text:p>
            <text:p>● <text:s text:c="7"/>1.4 GB of free disk space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31]*100/[.E31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6">
          <table:table-cell office:value-type="float" office:value="29" table:style-name="ce8">
            <text:p>29</text:p>
          </table:table-cell>
          <table:table-cell office:value-type="string" table:style-name="ce6">
            <text:p>Computer</text:p>
          </table:table-cell>
          <table:table-cell office:value-type="string" table:style-name="ce4">
            <text:p>Minimum Specification:</text:p>
            <text:p>· <text:s text:c="6"/>Desktop</text:p>
            <text:p>· <text:s text:c="6"/>AC input voltage: 220 – 240 V 50/60 Hz</text:p>
            <text:p>· <text:s text:c="6"/>Operating System: Latest Version *64 Bits</text:p>
            <text:p>· <text:s text:c="6"/>Storage: SSD1TB</text:p>
            <text:p>· <text:s text:c="6"/>Memory: 8GB RAM</text:p>
            <text:p>· <text:s text:c="6"/>Processor: Latest Generation</text:p>
            <text:p>· <text:s text:c="6"/>Graphic Card: 4GB AMD, NVIDIA</text:p>
            <text:p>· <text:s text:c="6"/>HDMI &amp; VGA Port</text:p>
            <text:p>· <text:s text:c="6"/>USB Port</text:p>
            <text:p>· <text:s text:c="6"/>Bluetooth</text:p>
            <text:p>· <text:s text:c="6"/>Wifi Ethernet port</text:p>
            <text:p>· <text:s text:c="6"/>Screen size: 21 inches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32]*100/[.E32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7">
          <table:table-cell office:value-type="float" office:value="30" table:style-name="ce8">
            <text:p>30</text:p>
          </table:table-cell>
          <table:table-cell office:value-type="string" table:style-name="ce4">
            <text:p>Computer</text:p>
          </table:table-cell>
          <table:table-cell office:value-type="string" table:style-name="ce4">
            <text:p>·<text:tab/>Operating System: Latest Version *64 Bits</text:p>
            <text:p>·<text:tab/>Storage: 500 SSD</text:p>
            <text:p>·<text:tab/>Memory: <text:s text:c="2"/>16 GB RAM</text:p>
            <text:p>·<text:tab/>Processor: Core i7</text:p>
            <text:p>·<text:tab/>11th Gen</text:p>
            <text:p>·<text:tab/>Graphic Card: 4GB AMD, NVIDIA</text:p>
            <text:p>·<text:tab/>HDMI Port</text:p>
            <text:p>·<text:tab/>USB-C Port</text:p>
            <text:p>·<text:tab/>USB-A Port</text:p>
            <text:p>·<text:tab/>Bluetooth</text:p>
            <text:p>·<text:tab/>Wi-Fi</text:p>
            <text:p>·<text:tab/>Ethernet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33]*100/[.E33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9">
          <table:table-cell office:value-type="float" office:value="31" table:style-name="ce8">
            <text:p>31</text:p>
          </table:table-cell>
          <table:table-cell office:value-type="string" table:style-name="ce5">
            <text:p>Computer Desktop</text:p>
          </table:table-cell>
          <table:table-cell office:value-type="string" table:style-name="ce5">
            <text:p>Minimum System Requirements specification</text:p>
          </table:table-cell>
          <table:table-cell table:style-name="ce5"/>
          <table:table-cell office:value-type="float" office:value="25" table:style-name="ce10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100" table:formula="of:=[.F34]*100/[.E34]" table:style-name="ce11">
            <text:p>100</text:p>
          </table:table-cell>
          <table:table-cell table:style-name="ce4"/>
          <table:table-cell table:number-columns-repeated="16376"/>
        </table:table-row>
        <table:table-row table:style-name="ro8">
          <table:table-cell office:value-type="float" office:value="32" table:style-name="ce8">
            <text:p>32</text:p>
          </table:table-cell>
          <table:table-cell office:value-type="string" table:style-name="ce4">
            <text:p>Cpython</text:p>
          </table:table-cell>
          <table:table-cell office:value-type="string" table:style-name="ce4">
            <text:p>· <text:s text:c="6"/>Latest version</text:p>
            <text:p>· <text:s text:c="6"/>System requirement:</text:p>
            <text:p>· <text:s text:c="6"/>OS: Any</text:p>
            <text:p>· <text:s text:c="6"/>CPU: Inter Core i3</text:p>
            <text:p>· <text:s text:c="6"/>Storage: 3Gb</text:p>
            <text:p>· <text:s text:c="6"/>Python: Version 3.x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35]*100/[.E35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8">
          <table:table-cell office:value-type="float" office:value="33" table:style-name="ce8">
            <text:p>33</text:p>
          </table:table-cell>
          <table:table-cell office:value-type="string" table:style-name="ce4">
            <text:p>Cupboard</text:p>
          </table:table-cell>
          <table:table-cell office:value-type="string" table:style-name="ce4">
            <text:p>· <text:s text:c="6"/>Two-door sliding<text:s/></text:p>
            <text:p>· <text:s text:c="6"/>Steel locker</text:p>
            <text:p>· <text:s text:c="6"/>Size:H2 x W3 x T0.75 in meter</text:p>
            <text:p>· <text:s text:c="6"/>Fitting: 4 shelves</text:p>
            <text:p>· <text:s text:c="6"/>Weight:30.5kgs</text:p>
            <text:p>· <text:s text:c="6"/>Material Metal (aluminium): Thickness of 1.0mm</text:p>
            <text:p>· <text:s text:c="6"/>With locking Wheels for make it movable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36]*100/[.E36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1">
          <table:table-cell office:value-type="float" office:value="34" table:style-name="ce8">
            <text:p>34</text:p>
          </table:table-cell>
          <table:table-cell office:value-type="string" table:style-name="ce4">
            <text:p>Development Environment</text:p>
          </table:table-cell>
          <table:table-cell office:value-type="string" table:style-name="ce4">
            <text:p>•<text:tab/>Smart contract compiler</text:p>
            <text:p>•<text:tab/>Development framework (e.g. Truffle and Hardhat)</text:p>
            <text:p>•<text:tab/>Deployment tools for deploying smart contracts.</text:p>
            <text:p>•<text:tab/>Utilities for interacting with deployed smart contracts</text:p>
            <text:p>•<text:tab/>Supports migration scripts written in JavaScript for deploying smart contracts in a sequence, managing dependencies, and ensuring consistency across deployments.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37]*100/[.E37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9">
          <table:table-cell office:value-type="float" office:value="35" table:style-name="ce8">
            <text:p>35</text:p>
          </table:table-cell>
          <table:table-cell office:value-type="string" table:style-name="ce4">
            <text:p>DevTools</text:p>
          </table:table-cell>
          <table:table-cell office:value-type="string" table:style-name="ce4">
            <text:p>Latest version compatible with Microsoft Edge/Firefox/Chrome/Safari etc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38]*100/[.E38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9">
          <table:table-cell office:value-type="float" office:value="36" table:style-name="ce8">
            <text:p>36</text:p>
          </table:table-cell>
          <table:table-cell office:value-type="string" table:style-name="ce6">
            <text:p>Digital Podium Lectern</text:p>
          </table:table-cell>
          <table:table-cell office:value-type="string" table:style-name="ce4">
            <text:p>Digital Podium with Hardware connectivity,</text:p>
            <text:p>HDMI, USB, Audio in and out, LAN, WAN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39]*100/[.E39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0">
          <table:table-cell office:value-type="float" office:value="37" table:style-name="ce8">
            <text:p>37</text:p>
          </table:table-cell>
          <table:table-cell office:value-type="string" table:style-name="ce4">
            <text:p>Docker</text:p>
          </table:table-cell>
          <table:table-cell office:value-type="string" table:style-name="ce4">
            <text:p>Latest version and above with 32 bit to 64-bit.</text:p>
            <text:p>Compatible with various platforms (windows, linux and Mac)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40]*100/[.E40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38" table:style-name="ce8">
            <text:p>38</text:p>
          </table:table-cell>
          <table:table-cell office:value-type="string" table:style-name="ce9">
            <text:p>Drawing software for diagram (draw.io, ….)</text:p>
          </table:table-cell>
          <table:table-cell office:value-type="string" table:style-name="ce9">
            <text:p>Latest version</text:p>
          </table:table-cell>
          <table:table-cell table:style-name="ce9"/>
          <table:table-cell office:value-type="float" office:value="25" table:style-name="ce10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100" table:formula="of:=[.F41]*100/[.E41]" table:style-name="ce11">
            <text:p>100</text:p>
          </table:table-cell>
          <table:table-cell table:style-name="ce4"/>
          <table:table-cell table:number-columns-repeated="16376"/>
        </table:table-row>
        <table:table-row table:style-name="ro15">
          <table:table-cell office:value-type="float" office:value="39" table:style-name="ce8">
            <text:p>39</text:p>
          </table:table-cell>
          <table:table-cell office:value-type="string" table:style-name="ce4">
            <text:p>DrawIO</text:p>
          </table:table-cell>
          <table:table-cell office:value-type="string" table:style-name="ce4">
            <text:p>Web based platform</text:p>
          </table:table-cell>
          <table:table-cell table:number-columns-repeated="2" table:style-name="ce6"/>
          <table:table-cell office:value-type="float" office:value="25" table:style-name="ce6">
            <text:p>25</text:p>
          </table:table-cell>
          <table:table-cell office:value-type="float" office:value="0" table:formula="of:=[.F42]*100/[.E42]" table:style-name="ce11">
            <text:p>#DIV/0!</text:p>
          </table:table-cell>
          <table:table-cell table:style-name="ce6"/>
          <table:table-cell table:number-columns-repeated="16376"/>
        </table:table-row>
        <table:table-row table:style-name="ro19">
          <table:table-cell office:value-type="float" office:value="40" table:style-name="ce8">
            <text:p>40</text:p>
          </table:table-cell>
          <table:table-cell office:value-type="string" table:style-name="ce9">
            <text:p><text:span text:style-name="T7">Dry <text:s text:c="9"/>chemical <text:s text:c="9"/>Fire Extinguishers <text:s text:c="2"/>for <text:s text:c="2"/>computer lab.</text:span></text:p>
          </table:table-cell>
          <table:table-cell office:value-type="string" table:style-name="ce4">
            <text:p><text:span text:style-name="T4"> <text:s text:c="2"/>Capacity : 4kg</text:span></text:p>
            <text:p><text:span text:style-name="T4"> <text:s text:c="2"/>Fire <text:s text:c="2"/>rating : <text:s text:c="2"/>21A 113B</text:span></text:p>
            <text:p><text:span text:style-name="T4"> <text:s text:c="2"/>Operating pressure : <text:s/>14 <text:s/>bars at 20</text:span><text:span text:style-name="T8">0<text:s/></text:span><text:span text:style-name="T4">C</text:span></text:p>
            <text:p><text:span text:style-name="T4"> <text:s text:c="2"/>Operating temperature :- 30</text:span><text:span text:style-name="T8">0</text:span><text:span text:style-name="T4">C <text:s/>to +60</text:span><text:span text:style-name="T8">0<text:s/></text:span><text:span text:style-name="T4">C</text:span></text:p>
            <text:p><text:span text:style-name="T4"> <text:s text:c="2"/>Maximum <text:s text:c="2"/>height : 485mm</text:span></text:p>
          </table:table-cell>
          <table:table-cell table:style-name="ce4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43]*100/[.E43]" table:style-name="ce11">
            <text:p>100</text:p>
          </table:table-cell>
          <table:table-cell table:style-name="ce4"/>
          <table:table-cell table:number-columns-repeated="16376"/>
        </table:table-row>
        <table:table-row table:style-name="ro17">
          <table:table-cell office:value-type="float" office:value="41" table:style-name="ce8">
            <text:p>41</text:p>
          </table:table-cell>
          <table:table-cell office:value-type="string" table:style-name="ce4">
            <text:p>Dry chemical Fire extinguisher for computer laboratory<text:s/></text:p>
          </table:table-cell>
          <table:table-cell office:value-type="string" table:style-name="ce4">
            <text:p>· <text:s text:c="3"/>Non corrosive pull pin.<text:s text:c="18"/></text:p>
            <text:p>· <text:s text:c="3"/>Completely rechargeable;</text:p>
            <text:p>· <text:s text:c="3"/>Full hand grip for ease of operation;</text:p>
            <text:p>· <text:s text:c="3"/>Waterproof stainless steel gauge;</text:p>
            <text:p>· <text:s text:c="3"/>Steel valve;</text:p>
            <text:p>· <text:s text:c="3"/>release hose;</text:p>
            <text:p>· <text:s text:c="3"/>Steel cylinder complete with cylinder skirt;</text:p>
            <text:p>· <text:s text:c="3"/>Steel 2 1/2" cylinder (1A-10BC);</text:p>
            <text:p>· <text:s text:c="3"/>Cylinder with high corrosion and impact resistant finish (red epoxy);</text:p>
            <text:p>· <text:s text:c="3"/>Comes complete with wall</text:p>
            <text:p>· <text:s text:c="3"/>Weight: 9kg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44]*100/[.E44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6">
          <table:table-cell office:value-type="float" office:value="42" table:style-name="ce8">
            <text:p>42</text:p>
          </table:table-cell>
          <table:table-cell office:value-type="string" table:style-name="ce4">
            <text:p>Edraw max</text:p>
          </table:table-cell>
          <table:table-cell office:value-type="string" table:style-name="ce4">
            <text:p>•<text:tab/>All-in-one Stable latest version or web-based platform</text:p>
            <text:p>•<text:tab/>Subscription for lifetime</text:p>
            <text:p>•<text:tab/>System Requirements</text:p>
            <text:p>•<text:tab/>Microsoft Windows 2000/2003/2008/Vista/7/8/10 (32bit/64 bit), Mac OS X 10.11 or above, and Linux</text:p>
            <text:p>•<text:tab/>Minimum 2 GB RAM and 4 GB disk space (not include the project space)</text:p>
            <text:p>•<text:tab/>High monitor resolution.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45]*100/[.E45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43" table:style-name="ce8">
            <text:p>43</text:p>
          </table:table-cell>
          <table:table-cell office:value-type="string" table:style-name="ce6">
            <text:p>Electricity</text:p>
          </table:table-cell>
          <table:table-cell office:value-type="string" table:style-name="ce6">
            <text:p>●        Three phases alternating current, 220v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46]*100/[.E46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8">
          <table:table-cell office:value-type="float" office:value="44" table:style-name="ce8">
            <text:p>44</text:p>
          </table:table-cell>
          <table:table-cell office:value-type="string" table:style-name="ce4">
            <text:p>Ergonomic Office Chair</text:p>
          </table:table-cell>
          <table:table-cell office:value-type="string" table:style-name="ce4">
            <text:p>· <text:s text:c="6"/>Deluxe Executive Mesh chair</text:p>
            <text:p>· <text:s text:c="6"/>Breathable Mesh Back</text:p>
            <text:p>· <text:s text:c="6"/>Air flow mesh seat</text:p>
            <text:p>· <text:s text:c="6"/>Tilt mechanism</text:p>
            <text:p>· <text:s text:c="6"/>Height Adjustable arms</text:p>
            <text:p>· <text:s text:c="6"/>Foam and fabric conform to BS5852 UKFR</text:p>
            <text:p>· <text:s text:c="6"/>Overall Dimensions: W680 x D720 x H1080 - 1180mm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47]*100/[.E47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45" table:style-name="ce8">
            <text:p>45</text:p>
          </table:table-cell>
          <table:table-cell office:value-type="string" table:style-name="ce6">
            <text:p>Existing Software application</text:p>
          </table:table-cell>
          <table:table-cell office:value-type="string" table:style-name="ce6">
            <text:p>Existing System that have related content with all<text:s/>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48]*100/[.E48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9">
          <table:table-cell office:value-type="float" office:value="46" table:style-name="ce8">
            <text:p>46</text:p>
          </table:table-cell>
          <table:table-cell office:value-type="string" table:style-name="ce9">
            <text:p>External storage device</text:p>
          </table:table-cell>
          <table:table-cell office:value-type="string" table:style-name="ce9">
            <text:p>External hard drive portable HDD USB 3.0 At least 1TB</text:p>
          </table:table-cell>
          <table:table-cell table:style-name="ce9"/>
          <table:table-cell office:value-type="float" office:value="10" table:style-name="ce10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0" table:formula="of:=[.F49]*100/[.E49]" table:style-name="ce11">
            <text:p>100</text:p>
          </table:table-cell>
          <table:table-cell table:style-name="ce4"/>
          <table:table-cell table:number-columns-repeated="16376"/>
        </table:table-row>
        <table:table-row table:style-name="ro15">
          <table:table-cell office:value-type="float" office:value="47" table:style-name="ce8">
            <text:p>47</text:p>
          </table:table-cell>
          <table:table-cell office:value-type="string" table:style-name="ce9">
            <text:p>External Storage device</text:p>
          </table:table-cell>
          <table:table-cell office:value-type="string" table:style-name="ce4">
            <text:p><text:span text:style-name="T3">SSD</text:span><text:span text:style-name="T4">: 1TB</text:span></text:p>
          </table:table-cell>
          <table:table-cell table:style-name="ce4"/>
          <table:table-cell office:value-type="float" office:value="2" table:style-name="ce10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00" table:formula="of:=[.F50]*100/[.E50]" table:style-name="ce11">
            <text:p>100</text:p>
          </table:table-cell>
          <table:table-cell table:style-name="ce4"/>
          <table:table-cell table:number-columns-repeated="16376"/>
        </table:table-row>
        <table:table-row table:style-name="ro15">
          <table:table-cell office:value-type="float" office:value="48" table:style-name="ce8">
            <text:p>48</text:p>
          </table:table-cell>
          <table:table-cell office:value-type="string" table:style-name="ce9">
            <text:p>Figma software , Adobe XD</text:p>
          </table:table-cell>
          <table:table-cell office:value-type="string" table:style-name="ce9">
            <text:p>Latest version Education plan</text:p>
          </table:table-cell>
          <table:table-cell table:style-name="ce9"/>
          <table:table-cell office:value-type="float" office:value="25" table:style-name="ce10">
            <text:p>25</text:p>
          </table:table-cell>
          <table:table-cell office:value-type="float" office:value="2" table:style-name="ce6">
            <text:p>2</text:p>
          </table:table-cell>
          <table:table-cell office:value-type="float" office:value="8" table:formula="of:=[.F51]*100/[.E51]" table:style-name="ce11">
            <text:p>8</text:p>
          </table:table-cell>
          <table:table-cell table:style-name="ce4"/>
          <table:table-cell table:number-columns-repeated="16376"/>
        </table:table-row>
        <table:table-row table:style-name="ro18">
          <table:table-cell office:value-type="float" office:value="49" table:style-name="ce8">
            <text:p>49</text:p>
          </table:table-cell>
          <table:table-cell office:value-type="string" table:style-name="ce4">
            <text:p>Fire alarm<text:s/></text:p>
          </table:table-cell>
          <table:table-cell office:value-type="string" table:style-name="ce4">
            <text:p>● <text:s text:c="7"/>Addressable fire alarm system</text:p>
            <text:p>● <text:s text:c="7"/>Conventional fire alarm system (2166 series)</text:p>
            <text:p>● <text:s text:c="7"/>FM200 gas suppression system (2159 series)</text:p>
            <text:p>● <text:s text:c="7"/>Fire pump</text:p>
            <text:p>● <text:s text:c="7"/>Fire hose/hose reel and cabinet</text:p>
            <text:p>● <text:s text:c="7"/>ABC powder/co2 fire extinguisher</text:p>
            <text:p>● <text:s text:c="7"/>Emergency light system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52]*100/[.E52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20">
          <table:table-cell office:value-type="float" office:value="50" table:style-name="ce8">
            <text:p>50</text:p>
          </table:table-cell>
          <table:table-cell office:value-type="string" table:style-name="ce4">
            <text:p>First aid kit</text:p>
          </table:table-cell>
          <table:table-cell office:value-type="string" table:style-name="ce4">
            <text:p>With assorted medication<text:s/></text:p>
            <text:p>- <text:s text:c="9"/>antiseptic cream,</text:p>
            <text:p>- <text:s text:c="10"/>iodine, eyewash</text:p>
            <text:p>- <text:s text:c="9"/>bandages of 2 sizes,</text:p>
            <text:p>- <text:s text:c="9"/>plaster, cotton wool;<text:s text:c="4"/></text:p>
            <text:p>- <text:s text:c="9"/>16 x Dressing pads;<text:s text:c="48"/></text:p>
            <text:p>- <text:s text:c="9"/>3x Pairs of gloves</text:p>
            <text:p>- <text:s text:c="9"/>Hand pressing flash light</text:p>
            <text:p>- <text:s text:c="9"/>Saber card</text:p>
            <text:p>- <text:s text:c="9"/>Emergency blanket</text:p>
            <text:p>- <text:s text:c="9"/>Triangular bandage 96*96*136 cm</text:p>
            <text:p>- <text:s text:c="9"/>PT bandage 7.5*400cm</text:p>
            <text:p>- <text:s text:c="9"/>Adhesive tape 1.25*450 cm</text:p>
            <text:p>- <text:s text:c="9"/>Compressed Towel</text:p>
            <text:p>- <text:s text:c="9"/>Safety pins</text:p>
            <text:p>- <text:s text:c="9"/>Circular band –aid</text:p>
            <text:p>- <text:s text:c="9"/>Alcohol pad</text:p>
            <text:p>- <text:s text:c="9"/>Cotton stick 80pcs/bag</text:p>
            <text:p>- <text:s text:c="9"/>Stainless steel scissors</text:p>
            <text:p>- <text:s text:c="9"/>Stainless steel tweezers</text:p>
            <text:p>- <text:s text:c="9"/>Iodine pad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0" table:formula="of:=[.F53]*100/[.E53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21">
          <table:table-cell office:value-type="float" office:value="51" table:style-name="ce8">
            <text:p>51</text:p>
          </table:table-cell>
          <table:table-cell office:value-type="string" table:style-name="ce9">
            <text:p>First aïd kits</text:p>
          </table:table-cell>
          <table:table-cell office:value-type="string" table:style-name="ce9">
            <text:p><text:span text:style-name="T3">With assorted medication :</text:span></text:p>
            <text:p> <text:s text:c="2"/>antiseptic cream,</text:p>
            <text:p> <text:s text:c="3"/>iodine, eyewash</text:p>
            <text:p> <text:s text:c="2"/>bandages <text:s text:c="4"/>of <text:s text:c="4"/>2 sizes,</text:p>
            <text:p> <text:s text:c="2"/>plaster, <text:s text:c="8"/>cotton wool;</text:p>
            <text:p> <text:s text:c="2"/>16 <text:s text:c="4"/>x <text:s text:c="4"/>Dressing pads;</text:p>
            <text:p> <text:s text:c="2"/>3x Pairs of gloves</text:p>
            <text:p> <text:s text:c="2"/>Hand <text:s text:c="7"/>pressing flash light</text:p>
            <text:p> <text:s text:c="2"/>Saber card</text:p>
            <text:p> <text:s text:c="2"/>Emergency blanket</text:p>
            <text:p> <text:s text:c="2"/>Triangular bandage 96*96*136 cm</text:p>
            <text:p> <text:s text:c="2"/>PTbandage 7.5*400cm</text:p>
            <text:p> <text:s text:c="2"/>Adhesivetape 1.25*450 cm</text:p>
            <text:p> <text:s text:c="2"/>Compressed Towel</text:p>
            <text:p> <text:s text:c="2"/>Safety pins</text:p>
            <text:p> <text:s text:c="2"/>Circular band –aid</text:p>
          </table:table-cell>
          <table:table-cell table:style-name="ce4"/>
          <table:table-cell office:value-type="float" office:value="1" table:style-name="ce10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54]*100/[.E54]" table:style-name="ce11">
            <text:p>0</text:p>
          </table:table-cell>
          <table:table-cell table:style-name="ce4"/>
          <table:table-cell table:number-columns-repeated="16376"/>
        </table:table-row>
        <table:table-row table:style-name="ro15">
          <table:table-cell office:value-type="float" office:value="52" table:style-name="ce8">
            <text:p>52</text:p>
          </table:table-cell>
          <table:table-cell office:value-type="string" table:style-name="ce4">
            <text:p>Flash Disk</text:p>
          </table:table-cell>
          <table:table-cell office:value-type="string" table:style-name="ce4">
            <text:p>16GB and above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55]*100/[.E55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7">
          <table:table-cell office:value-type="float" office:value="53" table:style-name="ce8">
            <text:p>53</text:p>
          </table:table-cell>
          <table:table-cell office:value-type="string" table:style-name="ce6">
            <text:p>Flip Chart</text:p>
          </table:table-cell>
          <table:table-cell office:value-type="string" table:style-name="ce4">
            <text:p>● <text:s text:c="7"/>White plain paper</text:p>
            <text:p>● <text:s text:c="7"/>Extra rigid chipboard backing</text:p>
            <text:p>● <text:s text:c="7"/>27 inches x 34 inches</text:p>
            <text:p>● <text:s text:c="7"/>25 sheets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56]*100/[.E56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54" table:style-name="ce8">
            <text:p>54</text:p>
          </table:table-cell>
          <table:table-cell office:value-type="string" table:style-name="ce4">
            <text:p>Flutter SDK</text:p>
          </table:table-cell>
          <table:table-cell office:value-type="string" table:style-name="ce4">
            <text:p>Flutter DevTools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57]*100/[.E57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8">
          <table:table-cell office:value-type="float" office:value="55" table:style-name="ce8">
            <text:p>55</text:p>
          </table:table-cell>
          <table:table-cell office:value-type="string" table:style-name="ce6">
            <text:p>Games</text:p>
          </table:table-cell>
          <table:table-cell office:value-type="string" table:style-name="ce4">
            <text:p>Games related to:<text:s/></text:p>
            <text:p>-Developing back-end application using NodeJS</text:p>
            <text:p>-Application of Data structure and Algorithm using JavaScript</text:p>
            <text:p>-Application of PHP programming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58]*100/[.E58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9">
          <table:table-cell office:value-type="float" office:value="56" table:style-name="ce8">
            <text:p>56</text:p>
          </table:table-cell>
          <table:table-cell office:value-type="string" table:style-name="ce4">
            <text:p>Git</text:p>
          </table:table-cell>
          <table:table-cell office:value-type="string" table:style-name="ce4">
            <text:p>Git latest version compatible with Operating System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59]*100/[.E59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57" table:style-name="ce8">
            <text:p>57</text:p>
          </table:table-cell>
          <table:table-cell office:value-type="string" table:style-name="ce9">
            <text:p>Git (Software)</text:p>
          </table:table-cell>
          <table:table-cell office:value-type="string" table:style-name="ce9">
            <text:p>version ( 2.29 <text:s/>and above )</text:p>
          </table:table-cell>
          <table:table-cell table:style-name="ce9"/>
          <table:table-cell office:value-type="float" office:value="25" table:style-name="ce10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100" table:formula="of:=[.F60]*100/[.E60]" table:style-name="ce11">
            <text:p>100</text:p>
          </table:table-cell>
          <table:table-cell table:style-name="ce4"/>
          <table:table-cell table:number-columns-repeated="16376"/>
        </table:table-row>
        <table:table-row table:style-name="ro7">
          <table:table-cell office:value-type="float" office:value="58" table:style-name="ce8">
            <text:p>58</text:p>
          </table:table-cell>
          <table:table-cell office:value-type="string" table:style-name="ce4">
            <text:p>Google chrome<text:s/></text:p>
            <text:p>-Mozilla Firefox<text:s/></text:p>
            <text:p>-Microsoft Edge<text:s/></text:p>
            <text:p>-Safari</text:p>
          </table:table-cell>
          <table:table-cell office:value-type="string" table:style-name="ce4">
            <text:p>•<text:tab/>Web browsers</text:p>
            <text:p>•<text:tab/>Latest Version</text:p>
            <text:p>•<text:tab/>Compatible with operating system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61]*100/[.E61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4">
          <table:table-cell office:value-type="float" office:value="59" table:style-name="ce8">
            <text:p>59</text:p>
          </table:table-cell>
          <table:table-cell office:value-type="string" table:style-name="ce6">
            <text:p>HDMI cable</text:p>
          </table:table-cell>
          <table:table-cell office:value-type="string" table:style-name="ce4">
            <text:p>•<text:tab/>length :10 metres</text:p>
            <text:p>•<text:tab/>Max. Resolution Refresh Rate =5K @ 30 Hz</text:p>
            <text:p>•<text:tab/>Max. Transmission Rate=18.0 Gb/s</text:p>
            <text:p>•<text:tab/>Audio Support =HE-AAC, DRA, 32 audio channels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300" table:formula="of:=[.F62]*100/[.E62]" table:style-name="ce11">
            <text:p>300</text:p>
          </table:table-cell>
          <table:table-cell table:style-name="ce6"/>
          <table:table-cell table:number-columns-repeated="16376"/>
        </table:table-row>
        <table:table-row table:style-name="ro17">
          <table:table-cell office:value-type="float" office:value="60" table:style-name="ce8">
            <text:p>60</text:p>
          </table:table-cell>
          <table:table-cell office:value-type="string" table:style-name="ce6">
            <text:p>Hubs<text:s/></text:p>
          </table:table-cell>
          <table:table-cell office:value-type="string" table:style-name="ce4">
            <text:p>· <text:s text:c="6"/>Processor 80C31 (Micro Hub 1502) 386EX (Micro Hub 1503)</text:p>
            <text:p>· <text:s text:c="6"/>Dimensions (H x W x D) 3.1 x 11.2 x 8.7 in. (7.85 x 28.4 x 22.1 cm) Height includes the stacking curves on top of the hub</text:p>
            <text:p>· <text:s text:c="6"/>Weight 1.3 lb (0.6 kg)</text:p>
            <text:p>· <text:s text:c="6"/>Power (external) 13.5 VDC (+/- 5%), 2A</text:p>
            <text:p>· <text:s text:c="6"/>TP-Link TL-SG105 | 5 Port Gigabit Unmanaged Ethernet Network Switch, Ethernet Splitter | Plug &amp; Play | Fan less Metal Design | Shielded Ports | Traffic Optimization | Limited Lifetime Protection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63]*100/[.E63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1">
          <table:table-cell office:value-type="float" office:value="61" table:style-name="ce8">
            <text:p>61</text:p>
          </table:table-cell>
          <table:table-cell office:value-type="string" table:style-name="ce6">
            <text:p>IDE (VS CODE)</text:p>
          </table:table-cell>
          <table:table-cell office:value-type="string" table:style-name="ce4">
            <text:p>•<text:tab/>lightweight IDE and easily run on today's hardware.</text:p>
            <text:p>•<text:tab/>supported on the following platforms:</text:p>
            <text:p>•<text:tab/>Windows 10 and 11 (32-bit and 64-bit)</text:p>
            <text:p>•<text:tab/>macOS versions with Apple security update support.<text:s/></text:p>
            <text:p>•<text:tab/>Linux (Debian): Ubuntu Desktop 16.04, Debian 9</text:p>
            <text:p>•<text:tab/>Linux (Red Hat): Red Hat Enterprise Linux 7, CentOS 7, Fedora 34</text:p>
            <text:p>•<text:tab/>The latest release versions.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64]*100/[.E64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6">
          <table:table-cell office:value-type="float" office:value="62" table:style-name="ce8">
            <text:p>62</text:p>
          </table:table-cell>
          <table:table-cell office:value-type="string" table:style-name="ce4">
            <text:p>IntelliJ</text:p>
          </table:table-cell>
          <table:table-cell office:value-type="string" table:style-name="ce4">
            <text:p>•<text:tab/>Compatible with Windows, MacOS, and Linux operating systems.</text:p>
            <text:p>•<text:tab/>Minimal hardware requirements; runs on any modern computer or device.</text:p>
            <text:p>•<text:tab/>Specific hardware requirements may vary based on the size and complexity of the smart contracts being developed.</text:p>
            <text:p>•<text:tab/>Perform code refactoring tasks easily with IntelliJ IDEA's refactoring tools, ensuring clean and maintainable smart contract code.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65]*100/[.E65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9">
          <table:table-cell office:value-type="float" office:value="63" table:style-name="ce8">
            <text:p>63</text:p>
          </table:table-cell>
          <table:table-cell office:value-type="string" table:style-name="ce6">
            <text:p>Internet bundles</text:p>
          </table:table-cell>
          <table:table-cell office:value-type="string" table:style-name="ce4">
            <text:p>•<text:tab/>4G/Fiber optics</text:p>
            <text:p>•<text:tab/>20mbps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66]*100/[.E66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7">
          <table:table-cell office:value-type="float" office:value="64" table:style-name="ce8">
            <text:p>64</text:p>
          </table:table-cell>
          <table:table-cell office:value-type="string" table:style-name="ce4">
            <text:p>iPhone Mobile Phone</text:p>
          </table:table-cell>
          <table:table-cell office:value-type="string" table:style-name="ce4">
            <text:p>· <text:s text:c="3"/>Version 15 and above</text:p>
            <text:p>· <text:s text:c="3"/>6.9-Inch display</text:p>
            <text:p>· <text:s text:c="3"/>512GB Storage</text:p>
            <text:p/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67]*100/[.E67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0">
          <table:table-cell office:value-type="float" office:value="65" table:style-name="ce8">
            <text:p>65</text:p>
          </table:table-cell>
          <table:table-cell office:value-type="string" table:style-name="ce4">
            <text:p>Jenkins</text:p>
          </table:table-cell>
          <table:table-cell office:value-type="string" table:style-name="ce4">
            <text:p>Latest Java package.</text:p>
            <text:p>Strong <text:s/>compatibility with various platforms (windows, linux and Mac)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68]*100/[.E68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8">
          <table:table-cell office:value-type="float" office:value="66" table:style-name="ce8">
            <text:p>66</text:p>
          </table:table-cell>
          <table:table-cell office:value-type="string" table:style-name="ce4">
            <text:p>Jupyter notebook</text:p>
          </table:table-cell>
          <table:table-cell office:value-type="string" table:style-name="ce4">
            <text:p>· <text:s text:c="6"/>Latest version</text:p>
            <text:p>· <text:s text:c="6"/>System requirement:</text:p>
            <text:p>· <text:s text:c="6"/>OS: Any</text:p>
            <text:p>· <text:s text:c="6"/>CPU: Inter Core i3</text:p>
            <text:p>· <text:s text:c="6"/>RAM: 2Gb</text:p>
            <text:p>· <text:s text:c="6"/>Python: Version 3.x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69]*100/[.E69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9">
          <table:table-cell office:value-type="float" office:value="67" table:style-name="ce8">
            <text:p>67</text:p>
          </table:table-cell>
          <table:table-cell office:value-type="string" table:style-name="ce4">
            <text:p>Laravel Composer</text:p>
          </table:table-cell>
          <table:table-cell office:value-type="string" table:style-name="ce4">
            <text:p>Stable latest version compatible with Operating System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70]*100/[.E70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0">
          <table:table-cell office:value-type="float" office:value="68" table:style-name="ce8">
            <text:p>68</text:p>
          </table:table-cell>
          <table:table-cell office:value-type="string" table:style-name="ce9">
            <text:p><text:span text:style-name="T6">Laser pointer</text:span></text:p>
          </table:table-cell>
          <table:table-cell office:value-type="string" table:style-name="ce4">
            <text:p><text:span text:style-name="T7">Red Laser Pointer:</text:span></text:p>
            <text:p><text:span text:style-name="T7">- Wavelength (nm):</text:span></text:p>
            <text:p><text:span text:style-name="T7">650.00. Output Power</text:span></text:p>
          </table:table-cell>
          <table:table-cell table:style-name="ce4"/>
          <table:table-cell office:value-type="float" office:value="1" table:style-name="ce10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71]*100/[.E71]" table:style-name="ce11">
            <text:p>0</text:p>
          </table:table-cell>
          <table:table-cell table:style-name="ce4"/>
          <table:table-cell table:number-columns-repeated="16376"/>
        </table:table-row>
        <table:table-row table:style-name="ro14">
          <table:table-cell office:value-type="float" office:value="69" table:style-name="ce8">
            <text:p>69</text:p>
          </table:table-cell>
          <table:table-cell office:value-type="string" table:style-name="ce6">
            <text:p>Laser pointer</text:p>
          </table:table-cell>
          <table:table-cell office:value-type="string" table:style-name="ce4">
            <text:p>Red Laser Pointer:</text:p>
            <text:p>- Wavelength (nm): 650.00. Output Power (mW): 5 (Maximum)</text:p>
            <text:p>- Operating Lifetime (hours): 3.00. Output Type: Free Space.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72]*100/[.E72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2">
          <table:table-cell office:value-type="float" office:value="70" table:style-name="ce8">
            <text:p>70</text:p>
          </table:table-cell>
          <table:table-cell office:value-type="string" table:style-name="ce4">
            <text:p>Lightning arrester<text:s/></text:p>
          </table:table-cell>
          <table:table-cell office:value-type="string" table:style-name="ce4">
            <text:p>· <text:s text:c="3"/>Type: Metal Oxide Surge Arrester</text:p>
            <text:p>· <text:s text:c="3"/>Structure: Zinc Oxide Arrester</text:p>
            <text:p>· <text:s text:c="3"/>Installation: Parallel Arrester</text:p>
            <text:p>· <text:s text:c="3"/>Application: Substation</text:p>
            <text:p>· <text:s text:c="3"/>Size: Large</text:p>
            <text:p>· <text:s text:c="3"/>Operation Voltage:</text:p>
            <text:p>· <text:s text:c="3"/>High Voltage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73]*100/[.E73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71" table:style-name="ce8">
            <text:p>71</text:p>
          </table:table-cell>
          <table:table-cell office:value-type="string" table:style-name="ce4">
            <text:p>Lucidchart</text:p>
          </table:table-cell>
          <table:table-cell office:value-type="string" table:style-name="ce4">
            <text:p>Web based platform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74]*100/[.E74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1">
          <table:table-cell office:value-type="float" office:value="72" table:style-name="ce8">
            <text:p>72</text:p>
          </table:table-cell>
          <table:table-cell office:value-type="string" table:style-name="ce4">
            <text:p>MacBook Pro</text:p>
          </table:table-cell>
          <table:table-cell office:value-type="string" table:style-name="ce4">
            <text:p>Apple M3 chip with 8-core CPU, 10-core GPU, 16-core Neural Engine</text:p>
            <text:p>16GB unified memory</text:p>
            <text:p>1TB SSD storage</text:p>
            <text:p>14-inch Liquid Retina XDR display²</text:p>
            <text:p>70W USB-C Power Adapter</text:p>
            <text:p>Two Thunderbolt / USB 4 ports, HDMI port, SDXC card slot, headphone jack, MagSafe 3 port</text:p>
            <text:p>Backlit Magic Keyboard with Touch ID - US English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75]*100/[.E75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73" table:style-name="ce8">
            <text:p>73</text:p>
          </table:table-cell>
          <table:table-cell office:value-type="string" table:style-name="ce6">
            <text:p>Magnetic eraser</text:p>
          </table:table-cell>
          <table:table-cell office:value-type="string" table:style-name="ce6">
            <text:p>·       Dry Wipe Marker Pen Duster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76]*100/[.E76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74" table:style-name="ce8">
            <text:p>74</text:p>
          </table:table-cell>
          <table:table-cell office:value-type="string" table:style-name="ce9">
            <text:p>Management tools (trello &amp; jira)</text:p>
          </table:table-cell>
          <table:table-cell office:value-type="string" table:style-name="ce9">
            <text:p>latest version</text:p>
          </table:table-cell>
          <table:table-cell table:style-name="ce9"/>
          <table:table-cell office:value-type="float" office:value="26" table:style-name="ce10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00" table:formula="of:=[.F77]*100/[.E77]" table:style-name="ce11">
            <text:p>100</text:p>
          </table:table-cell>
          <table:table-cell table:style-name="ce4"/>
          <table:table-cell table:number-columns-repeated="16376"/>
        </table:table-row>
        <table:table-row table:style-name="ro15">
          <table:table-cell office:value-type="float" office:value="75" table:style-name="ce8">
            <text:p>75</text:p>
          </table:table-cell>
          <table:table-cell office:value-type="string" table:style-name="ce9">
            <text:p>Microsoft office</text:p>
          </table:table-cell>
          <table:table-cell office:value-type="string" table:style-name="ce9">
            <text:p>Latest version</text:p>
          </table:table-cell>
          <table:table-cell table:style-name="ce9"/>
          <table:table-cell office:value-type="float" office:value="25" table:style-name="ce10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100" table:formula="of:=[.F78]*100/[.E78]" table:style-name="ce11">
            <text:p>100</text:p>
          </table:table-cell>
          <table:table-cell table:style-name="ce4"/>
          <table:table-cell table:number-columns-repeated="16376"/>
        </table:table-row>
        <table:table-row table:style-name="ro22">
          <table:table-cell office:value-type="float" office:value="76" table:style-name="ce8">
            <text:p>76</text:p>
          </table:table-cell>
          <table:table-cell office:value-type="string" table:style-name="ce4">
            <text:p>Microsoft Office 365</text:p>
          </table:table-cell>
          <table:table-cell office:value-type="string" table:style-name="ce4">
            <text:p>Supported on the Following Computer and processor</text:p>
            <text:p>Windows OS 64bit or 32 bits: 1.6 GHz or faster, 2-core. 2 GHz or greater recommended for Skype for Business</text:p>
            <text:p>macOS: Intel processor Memory</text:p>
            <text:p>Windows OS: 4 GB RAM; 2 GB RAM (32-bit)</text:p>
            <text:p>macOS: 4 GB RAM</text:p>
            <text:p>Hard disk</text:p>
            <text:p>Windows OS: 4 GB of available disk space</text:p>
            <text:p>macOS: 10 GB of available disk space; HFS+ hard disk format (also known as macOS Extended) or APFS</text:p>
            <text:p>Updates may require additional storage over time.</text:p>
            <text:p>Display</text:p>
            <text:p>Windows OS: 1280 x 768 screen resolution (32-bit requires hardware acceleration for 4K and higher)</text:p>
            <text:p>macOS: 1280 x 800 screen resolution</text:p>
            <text:p>Graphics</text:p>
            <text:p>Windows OS: Graphics hardware acceleration requires DirectX 9 or later, with WDDM 2.0 or higher for Windows 10 (or WDDM 1.3 or higher for Windows 10 Fall Creators Update). Skype for Business requires DirectX 9 or later, 128 MB graphics memory, and 32-bits-per-pixel-capable format.</text:p>
            <text:p>macOS: No graphics requirements.</text:p>
            <text:p>Operating system</text:p>
            <text:p>Windows OS: Windows 10 SAC, Windows 8.1, Windows Server 2019 or Windows Server 2016. Please note Office 365 ProPlus will be supported on Windows Server 2016 through October 2025.</text:p>
            <text:p>macOS: One of the three most recent versions of macOS. When a new version of macOS is released, the macOS requirement becomes one of the then-current three most recent versions: the new version of macOS and the previous two versions.</text:p>
            <text:p>For the best experience, use the most current build of any operating system specified above. Product functionality and feature availability may vary on older system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79]*100/[.E79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9">
          <table:table-cell office:value-type="float" office:value="77" table:style-name="ce8">
            <text:p>77</text:p>
          </table:table-cell>
          <table:table-cell office:value-type="string" table:style-name="ce4">
            <text:p>MongoDB</text:p>
          </table:table-cell>
          <table:table-cell office:value-type="string" table:style-name="ce4">
            <text:p>Latest version</text:p>
            <text:p>Compatible with the installed NodeJS Version</text:p>
          </table:table-cell>
          <table:table-cell table:style-name="ce6"/>
          <table:table-cell office:value-type="float" office:value="1" table:style-name="ce1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80]*100/[.E80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78" table:style-name="ce8">
            <text:p>78</text:p>
          </table:table-cell>
          <table:table-cell office:value-type="string" table:style-name="ce4">
            <text:p>MongoDB Atlas</text:p>
          </table:table-cell>
          <table:table-cell office:value-type="string" table:style-name="ce4">
            <text:p>Latest version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81]*100/[.E81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79" table:style-name="ce8">
            <text:p>79</text:p>
          </table:table-cell>
          <table:table-cell office:value-type="string" table:style-name="ce4">
            <text:p>MongoDB Compass</text:p>
          </table:table-cell>
          <table:table-cell office:value-type="string" table:style-name="ce4">
            <text:p>Latest Version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82]*100/[.E82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80" table:style-name="ce8">
            <text:p>80</text:p>
          </table:table-cell>
          <table:table-cell office:value-type="string" table:style-name="ce4">
            <text:p>MongoDB Drivers</text:p>
          </table:table-cell>
          <table:table-cell office:value-type="string" table:style-name="ce4">
            <text:p>Latest Version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83]*100/[.E83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9">
          <table:table-cell office:value-type="float" office:value="81" table:style-name="ce8">
            <text:p>81</text:p>
          </table:table-cell>
          <table:table-cell office:value-type="string" table:style-name="ce4">
            <text:p>Mongosh</text:p>
          </table:table-cell>
          <table:table-cell office:value-type="string" table:style-name="ce4">
            <text:p>Latest Version</text:p>
            <text:p>Compatible with the installed NodeJS Version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84]*100/[.E84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9">
          <table:table-cell office:value-type="float" office:value="82" table:style-name="ce8">
            <text:p>82</text:p>
          </table:table-cell>
          <table:table-cell office:value-type="string" table:style-name="ce4">
            <text:p>Multimedia Presenter</text:p>
          </table:table-cell>
          <table:table-cell office:value-type="string" table:style-name="ce4">
            <text:p>· <text:s text:c="3"/>Laser Pointer</text:p>
            <text:p>· <text:s text:c="3"/>USB Receiver for Projector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85]*100/[.E85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4">
          <table:table-cell office:value-type="float" office:value="83" table:style-name="ce8">
            <text:p>83</text:p>
          </table:table-cell>
          <table:table-cell office:value-type="string" table:style-name="ce4">
            <text:p>MySQL</text:p>
          </table:table-cell>
          <table:table-cell office:value-type="string" table:style-name="ce4">
            <text:p>● <text:s text:c="4"/>Stable latest version</text:p>
            <text:p>● <text:s text:c="4"/>Hardware Requirements:</text:p>
            <text:p>Ø <text:s/>4 CPU Cores or more</text:p>
            <text:p>Ø <text:s/>8 GB RAM or more</text:p>
            <text:p>Ø <text:s/>RAID10 or RAID 0+1 disk setup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86]*100/[.E86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23">
          <table:table-cell office:value-type="float" office:value="84" table:style-name="ce8">
            <text:p>84</text:p>
          </table:table-cell>
          <table:table-cell office:value-type="string" table:style-name="ce6">
            <text:p>MySQL Workbench</text:p>
          </table:table-cell>
          <table:table-cell office:value-type="string" table:style-name="ce4">
            <text:p>•<text:tab/>Stable latest version</text:p>
            <text:p>•<text:tab/>Operating systems:</text:p>
            <text:p>•<text:tab/>Oracle Linux 9 / Red Hat Enterprise Linux 9, Ubuntu 22.04 LTS, Windows Server 2022, Windows 11, macOS 13</text:p>
            <text:p>•<text:tab/>Hardware Requirements:</text:p>
            <text:p>•<text:tab/>CPU: Intel Core or Xeon 3GHz (or Dual Core 2GHz) or equal AMD CPU.</text:p>
            <text:p>•<text:tab/>Cores: Single (Dual/Quad Core is recommended)</text:p>
            <text:p>•<text:tab/>RAM: 4 GB (6 GB recommended)</text:p>
            <text:p>•<text:tab/>Graphic Accelerators: nVidia or ATI with support of OpenGL 1.5 or higher.</text:p>
            <text:p>•<text:tab/>Display Resolution: 1280×1024 is recommended, 1024×768 is minimum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87]*100/[.E87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23">
          <table:table-cell office:value-type="float" office:value="85" table:style-name="ce8">
            <text:p>85</text:p>
          </table:table-cell>
          <table:table-cell office:value-type="string" table:style-name="ce6">
            <text:p>MySQL Workbench</text:p>
          </table:table-cell>
          <table:table-cell office:value-type="string" table:style-name="ce4">
            <text:p>● <text:s text:c="4"/>Stable latest version</text:p>
            <text:p>● <text:s text:c="4"/>Operating systems:</text:p>
            <text:p>Oracle Linux 9 / Red Hat Enterprise Linux 9, Ubuntu 22.04 LTS, Windows Server 2022, Windows 11, macOS 13</text:p>
            <text:p>● <text:s text:c="4"/>Hardware Requirements:</text:p>
            <text:p>Ø <text:s/>CPU: Intel Core or Xeon 3GHz (or Dual Core 2GHz) or equal AMD CPU.</text:p>
            <text:p>Ø <text:s/>Cores: Single (Dual/Quad Core is recommended)</text:p>
            <text:p>Ø <text:s/>RAM: 4 GB (6 GB recommended)</text:p>
            <text:p>Ø <text:s/>Graphic Accelerators: nVidia or ATI with support of OpenGL 1.5 or higher.</text:p>
            <text:p>Ø <text:s/>Display Resolution: 1280×1024 is recommended, 1024×768 is minimum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88]*100/[.E88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6">
          <table:table-cell office:value-type="float" office:value="86" table:style-name="ce8">
            <text:p>86</text:p>
          </table:table-cell>
          <table:table-cell office:value-type="string" table:style-name="ce4">
            <text:p>MySQL Workbench</text:p>
          </table:table-cell>
          <table:table-cell office:value-type="string" table:style-name="ce4">
            <text:p>·<text:tab/>Stable latest version</text:p>
            <text:p>·<text:tab/>Operating systems:</text:p>
            <text:p>·<text:tab/>Oracle Linux 9 / Red Hat Enterprise Linux 9</text:p>
            <text:p>·<text:tab/>Ubuntu 22.04 LTS, Windows Server 2022</text:p>
            <text:p>·<text:tab/>Windows 11</text:p>
            <text:p>·<text:tab/>MacOS 13</text:p>
            <text:p>·<text:tab/>Hardware Requirements:</text:p>
            <text:p>·<text:tab/>CPU:64bit x86</text:p>
            <text:p>·<text:tab/>RAM:4 GB</text:p>
            <text:p>·<text:tab/>Resolution:1024×768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89]*100/[.E89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87" table:style-name="ce8">
            <text:p>87</text:p>
          </table:table-cell>
          <table:table-cell office:value-type="string" table:style-name="ce6">
            <text:p>Network cable</text:p>
          </table:table-cell>
          <table:table-cell office:value-type="string" table:style-name="ce6">
            <text:p>Cat6 UTP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90]*100/[.E90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24">
          <table:table-cell office:value-type="float" office:value="88" table:style-name="ce8">
            <text:p>88</text:p>
          </table:table-cell>
          <table:table-cell office:value-type="string" table:style-name="ce4">
            <text:p>Networking Tool kit</text:p>
          </table:table-cell>
          <table:table-cell office:value-type="string" table:style-name="ce4">
            <text:p>· <text:s/>55 pcs tool kit</text:p>
            <text:p>· <text:s/>Suitable for maintenance of networks</text:p>
            <text:p>· <text:s/>Includes the following items:</text:p>
            <text:p>- <text:s/>3 Claws magnetic retrievers</text:p>
            <text:p>- <text:s text:c="2"/>chip puller</text:p>
            <text:p>- <text:s text:c="2"/>Long nose pliers 5 "</text:p>
            <text:p>· <text:s/>Diagonal cutting pliers<text:s/></text:p>
            <text:p>- <text:s text:c="9"/>4 1/2 "</text:p>
            <text:p>- <text:s text:c="9"/>Jacks manual reversible</text:p>
            <text:p>- <text:s text:c="9"/>10 assorted tips:</text:p>
            <text:p>· <text:s/>Slotted: 4 and 6mm</text:p>
            <text:p>· <text:s/>Philips: PH1, PH2</text:p>
            <text:p>· <text:s/>Pozi: PZ1, PZ2</text:p>
            <text:p>· <text:s/>Star: T8, T10, T15</text:p>
            <text:p>· <text:s/>1 pc outlet adapter</text:p>
            <text:p>· <text:s/>Set of 5 outlets</text:p>
            <text:p>· <text:s/>bracelet wrist strap and shock absorption</text:p>
            <text:p>· <text:s/>Cable Tester LAN</text:p>
            <text:p>· <text:s/>burster with blade network cables</text:p>
            <text:p>· <text:s/>Box for storage</text:p>
            <text:p>· <text:s/>Jumpers / Washers / Screws (2 types)</text:p>
            <text:p>· <text:s/>Screwdriver Pen with LED</text:p>
            <text:p>· <text:s/>Split ends SL3 and PH1; SL1.6 and PH00</text:p>
            <text:p>· <text:s/>Set of Allen keys</text:p>
            <text:p>· <text:s/>Durable Carrying Case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91]*100/[.E91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9">
          <table:table-cell office:value-type="float" office:value="89" table:style-name="ce8">
            <text:p>89</text:p>
          </table:table-cell>
          <table:table-cell office:value-type="string" table:style-name="ce4">
            <text:p>Node.js and npm (Node Package Manager)</text:p>
          </table:table-cell>
          <table:table-cell office:value-type="string" table:style-name="ce4">
            <text:p>Latest Stable Version</text:p>
            <text:p>Cross Platform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0" table:formula="of:=[.F92]*100/[.E92]" table:style-name="ce11">
            <text:p>#DIV/0!</text:p>
          </table:table-cell>
          <table:table-cell table:style-name="ce6"/>
          <table:table-cell table:number-columns-repeated="16376"/>
        </table:table-row>
        <table:table-row table:style-name="ro25">
          <table:table-cell office:value-type="float" office:value="90" table:style-name="ce8">
            <text:p>90</text:p>
          </table:table-cell>
          <table:table-cell office:value-type="string" table:style-name="ce6">
            <text:p>NodeJS </text:p>
          </table:table-cell>
          <table:table-cell office:value-type="string" table:style-name="ce6">
            <text:p>NodeJS latest version compatible with Operating System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0" table:formula="of:=[.F93]*100/[.E93]" table:style-name="ce11">
            <text:p>#DIV/0!</text:p>
          </table:table-cell>
          <table:table-cell table:style-name="ce6"/>
          <table:table-cell table:number-columns-repeated="16376"/>
        </table:table-row>
        <table:table-row table:style-name="ro26">
          <table:table-cell office:value-type="float" office:value="91" table:style-name="ce8">
            <text:p>91</text:p>
          </table:table-cell>
          <table:table-cell office:value-type="string" table:style-name="ce4">
            <text:p>Notepad, Notepad++, Brackets Scratch Text editor</text:p>
          </table:table-cell>
          <table:table-cell office:value-type="string" table:style-name="ce4">
            <text:p>•<text:tab/>Software Text editor</text:p>
            <text:p>•<text:tab/>64 or 32-bits latest version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0" table:formula="of:=[.F94]*100/[.E94]" table:style-name="ce11">
            <text:p>#DIV/0!</text:p>
          </table:table-cell>
          <table:table-cell table:style-name="ce6"/>
          <table:table-cell table:number-columns-repeated="16376"/>
        </table:table-row>
        <table:table-row table:style-name="ro27">
          <table:table-cell office:value-type="float" office:value="92" table:style-name="ce8">
            <text:p>92</text:p>
          </table:table-cell>
          <table:table-cell office:value-type="string" table:style-name="ce6">
            <text:p>Office file folder(portfolio)</text:p>
          </table:table-cell>
          <table:table-cell office:value-type="string" table:style-name="ce4">
            <text:p>● <text:s text:c="7"/>Sheet size: A4</text:p>
            <text:p>● <text:s text:c="7"/>Color: black</text:p>
            <text:p>● <text:s text:c="7"/>Material: PVC</text:p>
            <text:p>● <text:s text:c="7"/>Style: modern</text:p>
          </table:table-cell>
          <table:table-cell table:number-columns-repeated="3" table:style-name="ce6"/>
          <table:table-cell office:value-type="float" office:value="0" table:formula="of:=[.F95]*100/[.E95]" table:style-name="ce11">
            <text:p>#DIV/0!</text:p>
          </table:table-cell>
          <table:table-cell table:style-name="ce6"/>
          <table:table-cell table:number-columns-repeated="16376"/>
        </table:table-row>
        <table:table-row table:style-name="ro28">
          <table:table-cell office:value-type="float" office:value="93" table:style-name="ce8">
            <text:p>93</text:p>
          </table:table-cell>
          <table:table-cell office:value-type="string" table:style-name="ce4">
            <text:p>Online library Subscription</text:p>
          </table:table-cell>
          <table:table-cell office:value-type="string" table:style-name="ce4">
            <text:p>Books, Workshops, Lecture Sessions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96]*100/[.E96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94" table:style-name="ce8">
            <text:p>94</text:p>
          </table:table-cell>
          <table:table-cell office:value-type="string" table:style-name="ce4">
            <text:p>Open Source Projects</text:p>
          </table:table-cell>
          <table:table-cell office:value-type="string" table:style-name="ce4">
            <text:p>Repository link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97]*100/[.E97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7">
          <table:table-cell office:value-type="float" office:value="95" table:style-name="ce8">
            <text:p>95</text:p>
          </table:table-cell>
          <table:table-cell office:value-type="string" table:style-name="ce9">
            <text:p>OS (Operating System)</text:p>
          </table:table-cell>
          <table:table-cell office:value-type="string" table:style-name="ce4">
            <text:p><text:span text:style-name="T4">- <text:s/>For Windows: windows 10 Above</text:span></text:p>
            <text:p><text:span text:style-name="T4">- <text:s/>For Mac Os: 10.14 (Mojave) above</text:span></text:p>
            <text:p><text:span text:style-name="T4">- <text:s/>For Linux:<text:s/></text:span><text:span text:style-name="T9">Ubuntu</text:span></text:p>
            <text:p><text:span text:style-name="T9">22.04 LTS (Jammy Jellyfish)</text:span></text:p>
          </table:table-cell>
          <table:table-cell table:style-name="ce4"/>
          <table:table-cell office:value-type="float" office:value="25" table:style-name="ce10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100" table:formula="of:=[.F98]*100/[.E98]" table:style-name="ce11">
            <text:p>100</text:p>
          </table:table-cell>
          <table:table-cell table:style-name="ce4"/>
          <table:table-cell table:number-columns-repeated="16376"/>
        </table:table-row>
        <table:table-row table:style-name="ro29">
          <table:table-cell office:value-type="float" office:value="96" table:style-name="ce8">
            <text:p>96</text:p>
          </table:table-cell>
          <table:table-cell office:value-type="string" table:style-name="ce4">
            <text:p>OS (Operating System)</text:p>
          </table:table-cell>
          <table:table-cell office:value-type="string" table:style-name="ce4">
            <text:p>Windows: Latest stable Version</text:p>
            <text:p>MacOS: Latest stable version</text:p>
            <text:p>Linux: Latest stable version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99]*100/[.E99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30">
          <table:table-cell office:value-type="float" office:value="97" table:style-name="ce8">
            <text:p>97</text:p>
          </table:table-cell>
          <table:table-cell office:value-type="string" table:style-name="ce9">
            <text:p>Overcoats for Trainers</text:p>
          </table:table-cell>
          <table:table-cell office:value-type="string" table:style-name="ce9">
            <text:p>Made in cotton. Medium Size Large Size Extra large</text:p>
          </table:table-cell>
          <table:table-cell table:style-name="ce9"/>
          <table:table-cell office:value-type="float" office:value="14" table:style-name="ce10">
            <text:p>14</text:p>
          </table:table-cell>
          <table:table-cell office:value-type="float" office:value="14" table:style-name="ce6">
            <text:p>14</text:p>
          </table:table-cell>
          <table:table-cell office:value-type="float" office:value="100" table:formula="of:=[.F100]*100/[.E100]" table:style-name="ce11">
            <text:p>100</text:p>
          </table:table-cell>
          <table:table-cell table:style-name="ce4"/>
          <table:table-cell table:number-columns-repeated="16376"/>
        </table:table-row>
        <table:table-row table:style-name="ro10">
          <table:table-cell office:value-type="float" office:value="98" table:style-name="ce8">
            <text:p>98</text:p>
          </table:table-cell>
          <table:table-cell office:value-type="string" table:style-name="ce6">
            <text:p>Papers</text:p>
          </table:table-cell>
          <table:table-cell office:value-type="string" table:style-name="ce4">
            <text:p>● <text:s text:c="7"/>A4</text:p>
            <text:p>● <text:s text:c="7"/>Weight: 80g/m2</text:p>
            <text:p>● <text:s text:c="7"/>Color: super white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01]*100/[.E101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8">
          <table:table-cell office:value-type="float" office:value="99" table:style-name="ce8">
            <text:p>99</text:p>
          </table:table-cell>
          <table:table-cell office:value-type="string" table:style-name="ce4">
            <text:p>PoE adapter</text:p>
          </table:table-cell>
          <table:table-cell office:value-type="string" table:style-name="ce4">
            <text:p>● <text:s text:c="7"/>Output Voltage: 24VDC @ 0.5A</text:p>
            <text:p>● <text:s text:c="7"/>Input Voltage: 90-260VAC @ 47-63Hz</text:p>
            <text:p>● <text:s text:c="7"/>Input Current: 0.3A @ 130VAC, 0.2A @230VAC</text:p>
            <text:p>● <text:s text:c="7"/>Switching Frequency: 200kHz</text:p>
            <text:p>● <text:s text:c="7"/>Supports Gigabit</text:p>
          </table:table-cell>
          <table:table-cell table:number-columns-repeated="3" table:style-name="ce6"/>
          <table:table-cell office:value-type="float" office:value="0" table:formula="of:=[.F102]*100/[.E102]" table:style-name="ce11">
            <text:p>#DIV/0!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100" table:style-name="ce8">
            <text:p>100</text:p>
          </table:table-cell>
          <table:table-cell office:value-type="string" table:style-name="ce4">
            <text:p>PostgreSQL DBMS</text:p>
          </table:table-cell>
          <table:table-cell office:value-type="string" table:style-name="ce4">
            <text:p>Latest version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03]*100/[.E103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0">
          <table:table-cell office:value-type="float" office:value="101" table:style-name="ce8">
            <text:p>101</text:p>
          </table:table-cell>
          <table:table-cell office:value-type="string" table:style-name="ce4">
            <text:p>Postman</text:p>
          </table:table-cell>
          <table:table-cell office:value-type="string" table:style-name="ce4">
            <text:p>Application Programming Interface (API) testing tool.)</text:p>
            <text:p>Designing, documenting, and governing APIs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04]*100/[.E104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0">
          <table:table-cell office:value-type="float" office:value="102" table:style-name="ce8">
            <text:p>102</text:p>
          </table:table-cell>
          <table:table-cell office:value-type="string" table:style-name="ce6">
            <text:p>Power Extension</text:p>
          </table:table-cell>
          <table:table-cell office:value-type="string" table:style-name="ce4">
            <text:p>Five socket outlets, two poles and ground electrode,10/16A/250V, cable 3x2,5mm2 power 2500W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05]*100/[.E105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31">
          <table:table-cell office:value-type="float" office:value="103" table:style-name="ce8">
            <text:p>103</text:p>
          </table:table-cell>
          <table:table-cell office:value-type="string" table:style-name="ce4">
            <text:p>Power Extension</text:p>
          </table:table-cell>
          <table:table-cell office:value-type="string" table:style-name="ce4">
            <text:p>· <text:s text:c="3"/>Five socket outlets</text:p>
            <text:p>· <text:s text:c="3"/>Two poles Ground electrode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06]*100/[.E106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6">
          <table:table-cell office:value-type="float" office:value="104" table:style-name="ce8">
            <text:p>104</text:p>
          </table:table-cell>
          <table:table-cell office:value-type="string" table:style-name="ce4">
            <text:p>PPE (Personal protective Equipment)</text:p>
          </table:table-cell>
          <table:table-cell office:value-type="string" table:style-name="ce4">
            <text:p>· <text:s text:c="3"/>Overcoat with:<text:s/></text:p>
            <text:p>§ <text:s/>On the chest, on the left, there is a pen pocket</text:p>
            <text:p>§ <text:s/>100% Cotton.<text:s/></text:p>
            <text:p>· <text:s text:c="3"/>Available in three Sizes:<text:s/></text:p>
            <text:p>§ <text:s/>SMALL (38)</text:p>
            <text:p>§ <text:s/>MEDIUM (40)</text:p>
            <text:p>§ <text:s/>LARGE (42)</text:p>
            <text:p>· <text:s text:c="3"/>White Color Unisex Coat/blazer in Cotton fabric.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07]*100/[.E107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1">
          <table:table-cell office:value-type="float" office:value="105" table:style-name="ce8">
            <text:p>105</text:p>
          </table:table-cell>
          <table:table-cell office:value-type="string" table:style-name="ce4">
            <text:p>PPE (Personal protective equipment):<text:s/></text:p>
            <text:p/>
            <text:p>1. <text:s text:c="2"/>Dust mask</text:p>
            <text:p>2. <text:s text:c="2"/>Safety Shoes</text:p>
            <text:p>3. <text:s text:c="2"/>Gloves</text:p>
            <text:p>4. <text:s text:c="2"/>Lab Overcoat</text:p>
          </table:table-cell>
          <table:table-cell office:value-type="string" table:style-name="ce4">
            <text:p>● <text:s text:c="7"/>Material: 5ply, Function: Anti-dust-smog-virus-pollen Size:158mm（L）*108mm（W)</text:p>
            <text:p>● <text:s text:c="7"/>Material: High quality, breathable, Steel-iron. Color: Black</text:p>
            <text:p>● <text:s text:c="7"/>Size: <text:s/>8''/ 9''/ 10''/. Color: Customized Color. Length:22cm-26cm Material: Polyester, Latex Coated</text:p>
            <text:p>● <text:s text:c="7"/>Material: Cotton / Spandex. Color: Customized Color. Size: S/M/L/XL/2XL/3XL Custom Size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108]*100/[.E108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5">
          <table:table-cell office:value-type="float" office:value="106" table:style-name="ce8">
            <text:p>106</text:p>
          </table:table-cell>
          <table:table-cell office:value-type="string" table:style-name="ce9">
            <text:p>PROJECTOR</text:p>
          </table:table-cell>
          <table:table-cell office:value-type="string" table:style-name="ce4">
            <text:p><text:span text:style-name="T3">Brightness</text:span></text:p>
            <text:p><text:span text:style-name="T4">At least 2500 lumens or better</text:span></text:p>
            <text:p><text:span text:style-name="T3">Working</text:span></text:p>
            <text:p><text:span text:style-name="T3">principle<text:s/></text:span><text:span text:style-name="T4">:LCD,Light souce :RGB LED<text:s/></text:span><text:span text:style-name="T3">Resolution</text:span></text:p>
            <text:p><text:span text:style-name="T4">At least 1280 x 720 or better</text:span></text:p>
            <text:p><text:span text:style-name="T3">Contrast Ratio</text:span></text:p>
            <text:p><text:span text:style-name="T4">At least 15,000:1 or better ratio</text:span></text:p>
            <text:p><text:span text:style-name="T3">Light Life</text:span></text:p>
            <text:p><text:span text:style-name="T4">At least 30,000 hours or better at normal working conditions</text:span><text:s/>Hardware interface HDMI and VGA,Bluetooth,USB native IR remote control include</text:p>
            <text:p>Speaker embeded</text:p>
            <text:p>Warranty</text:p>
            <text:p>At least one (1) year from the final date of acceptance for parts and services</text:p>
          </table:table-cell>
          <table:table-cell table:style-name="ce4"/>
          <table:table-cell office:value-type="float" office:value="1" table:style-name="ce10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09]*100/[.E109]" table:style-name="ce11">
            <text:p>100</text:p>
          </table:table-cell>
          <table:table-cell table:style-name="ce4"/>
          <table:table-cell table:number-columns-repeated="16376"/>
        </table:table-row>
        <table:table-row table:style-name="ro31">
          <table:table-cell office:value-type="float" office:value="107" table:style-name="ce8">
            <text:p>107</text:p>
          </table:table-cell>
          <table:table-cell office:value-type="string" table:style-name="ce4">
            <text:p>Projector</text:p>
          </table:table-cell>
          <table:table-cell office:value-type="string" table:style-name="ce4">
            <text:p>·<text:tab/>Brightness:</text:p>
            <text:p>·<text:tab/>At least 2500 lumens or better</text:p>
            <text:p>·<text:tab/>Working principle: LCD, Light source: RGB LED</text:p>
            <text:p>·<text:tab/>Resolution</text:p>
            <text:p>·<text:tab/>At least 1280 x 720 or better</text:p>
            <text:p>·<text:tab/>Contrast Ratio</text:p>
            <text:p>·<text:tab/>At least 15,000:1 or better ratio</text:p>
            <text:p>·<text:tab/>Light Life</text:p>
            <text:p>·<text:tab/>At least 30,000 hours or better at normal working conditions</text:p>
            <text:p>·<text:tab/>Hardware interface</text:p>
            <text:p>·<text:tab/>HDMI</text:p>
            <text:p>·<text:tab/>VGA</text:p>
            <text:p>·<text:tab/>Bluetooth</text:p>
            <text:p>·<text:tab/>USB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10]*100/[.E110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31">
          <table:table-cell office:value-type="float" office:value="108" table:style-name="ce8">
            <text:p>108</text:p>
          </table:table-cell>
          <table:table-cell office:value-type="string" table:style-name="ce4">
            <text:p>Projector screen</text:p>
          </table:table-cell>
          <table:table-cell office:value-type="string" table:style-name="ce4">
            <text:p>· <text:s text:c="3"/>Smart Fold Screen of Fast Folding Projector screen</text:p>
            <text:p>· <text:s text:c="3"/>Fast Portable Screen Size: 100 inches</text:p>
            <text:p>· <text:s text:c="3"/>Display Ratio 16:9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11]*100/[.E111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1">
          <table:table-cell office:value-type="float" office:value="109" table:style-name="ce8">
            <text:p>109</text:p>
          </table:table-cell>
          <table:table-cell office:value-type="string" table:style-name="ce6">
            <text:p>Projector </text:p>
          </table:table-cell>
          <table:table-cell office:value-type="string" table:style-name="ce4">
            <text:p>•<text:tab/>Brightness at least 2500 lumens or better.</text:p>
            <text:p>•<text:tab/>Working principal LCD Light source: RGB LED</text:p>
            <text:p>•<text:tab/>Resolution at least 1280x 720 or better</text:p>
            <text:p>•<text:tab/>Contrast Ratio At least 15,000: 1 or better ratio</text:p>
            <text:p>•<text:tab/>Light Life at least 30,000 hours or better at normal working conditions hardware Interface HDMI and VGA Bluetooth, USB, Native IR Remote control include Speaker embedded and projector screen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12]*100/[.E112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1">
          <table:table-cell office:value-type="float" office:value="110" table:style-name="ce8">
            <text:p>110</text:p>
          </table:table-cell>
          <table:table-cell office:value-type="string" table:style-name="ce6">
            <text:p>Projector </text:p>
          </table:table-cell>
          <table:table-cell office:value-type="string" table:style-name="ce4">
            <text:p>Brightness at least 2500 lumens or better.</text:p>
            <text:p>Working principal LCD Light source: RGB LED</text:p>
            <text:p>Resolution at least 1280x 720 or better</text:p>
            <text:p>Contrast Ratio At least 15,000: 1 or better ratio</text:p>
            <text:p>Light Life at least 30,000 hours or better at normal working conditions hardware Interface HDMI and VGA Bluetooth, USB, Native IR Remote control include Speaker embedded and projector screen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13]*100/[.E113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3">
          <table:table-cell office:value-type="float" office:value="111" table:style-name="ce8">
            <text:p>111</text:p>
          </table:table-cell>
          <table:table-cell office:value-type="string" table:style-name="ce4">
            <text:p>Pycharm IDE</text:p>
          </table:table-cell>
          <table:table-cell office:value-type="string" table:style-name="ce4">
            <text:p>•<text:tab/>PyCharm Community Version</text:p>
            <text:p>•<text:tab/>Pycharm IDE Runs on the Computer with Minimum Hardware Requirements</text:p>
            <text:p>•<text:tab/>Memory: 4 GB</text:p>
            <text:p>•<text:tab/>Graphics Card: NVIDIA GeForce 510</text:p>
            <text:p>•<text:tab/>CPU: Intel Core i5</text:p>
            <text:p>•<text:tab/>Storage: 2 Gb Minimum</text:p>
            <text:p>•<text:tab/>OS: Any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0" table:formula="of:=[.F114]*100/[.E114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0">
          <table:table-cell office:value-type="float" office:value="112" table:style-name="ce8">
            <text:p>112</text:p>
          </table:table-cell>
          <table:table-cell office:value-type="string" table:style-name="ce4">
            <text:p>Python</text:p>
          </table:table-cell>
          <table:table-cell office:value-type="string" table:style-name="ce4">
            <text:p>Latest version and above with 32-bit and 64-bit</text:p>
            <text:p>Compatible with MacOS and Windows OS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15]*100/[.E115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31">
          <table:table-cell office:value-type="float" office:value="113" table:style-name="ce8">
            <text:p>113</text:p>
          </table:table-cell>
          <table:table-cell office:value-type="string" table:style-name="ce4">
            <text:p>Python tutor</text:p>
          </table:table-cell>
          <table:table-cell office:value-type="string" table:style-name="ce4">
            <text:p>Web based platform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16]*100/[.E116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21">
          <table:table-cell office:value-type="float" office:value="114" table:style-name="ce8">
            <text:p>114</text:p>
          </table:table-cell>
          <table:table-cell office:value-type="string" table:style-name="ce4">
            <text:p>Remix IDE</text:p>
          </table:table-cell>
          <table:table-cell office:value-type="string" table:style-name="ce4">
            <text:p>•<text:tab/>Compatible with modern web browsers such as Google Chrome, Mozilla Firefox, Safari, or Microsoft Edge.</text:p>
            <text:p>•<text:tab/>Platform-independent; can be used on Windows, MacOS, Linux, and other operating systems.</text:p>
            <text:p>•<text:tab/>Requires a stable internet connection for accessing the Remix IDE and its features.</text:p>
            <text:p>•<text:tab/>Minimal hardware requirements; runs on any modern computer or device capable of running a compatible web browser.</text:p>
            <text:p>•<text:tab/>Built-in text editor with syntax highlighting, code completion, and error checking.</text:p>
            <text:p>•<text:tab/>Compatible with various Blockchain platforms and frameworks, including Ethereum, Binance Smart Chain, etc.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17]*100/[.E117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115" table:style-name="ce8">
            <text:p>115</text:p>
          </table:table-cell>
          <table:table-cell office:value-type="string" table:style-name="ce6">
            <text:p>Removable disc (flash disc)</text:p>
          </table:table-cell>
          <table:table-cell office:value-type="string" table:style-name="ce6">
            <text:p>At least 32GB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0" table:formula="of:=[.F118]*100/[.E118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31">
          <table:table-cell office:value-type="float" office:value="116" table:style-name="ce8">
            <text:p>116</text:p>
          </table:table-cell>
          <table:table-cell office:value-type="string" table:style-name="ce6">
            <text:p>RJ11</text:p>
          </table:table-cell>
          <table:table-cell office:value-type="string" table:style-name="ce4">
            <text:p>● <text:s text:c="7"/>Cable Type: Round, unshielded</text:p>
            <text:p>● <text:s text:c="7"/>Interface: RJ11</text:p>
            <text:p>● <text:s text:c="7"/>Application: Operating Temperature -40℃ to +85℃</text:p>
            <text:p>● <text:s text:c="7"/>Relative Humidity: Up to 93%, non-condensing</text:p>
            <text:p>● <text:s text:c="7"/>Packaging Type: Bag | Box | Carton</text:p>
            <text:p>● <text:s text:c="7"/>Positions/loaded Contacts 6P/4C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19]*100/[.E119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8">
          <table:table-cell office:value-type="float" office:value="117" table:style-name="ce8">
            <text:p>117</text:p>
          </table:table-cell>
          <table:table-cell office:value-type="string" table:style-name="ce6">
            <text:p>RJ45</text:p>
          </table:table-cell>
          <table:table-cell office:value-type="string" table:style-name="ce4">
            <text:p>Features: Enhanced Category 6 650 MHz 4 Twisted Pairs, 30V, 60°C Stranded 568B Wiring 50u" Gold Plated Connectors Molded Strain Relief 1000Base-T; 100Base-T; 10Base-T (IEEE 802.3) 100Mbps TP-PMD (ANSI X3T9. 5); 55/155Mbps ATM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0" table:formula="of:=[.F120]*100/[.E120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31">
          <table:table-cell office:value-type="float" office:value="118" table:style-name="ce8">
            <text:p>118</text:p>
          </table:table-cell>
          <table:table-cell office:value-type="string" table:style-name="ce6">
            <text:p>Router<text:s text:c="2"/></text:p>
          </table:table-cell>
          <table:table-cell office:value-type="string" table:style-name="ce4">
            <text:p>·       Model 2811,2911, Router with power including Inline power distribution capability 2x 10/100Mbps,1/10Gbps, LAN Ports +WIC-2T 2 Port serial WAN interface cards +Gigabit Ethernet dual model GE/SFP network interface module +RJ 45 to DB9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21]*100/[.E121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31">
          <table:table-cell office:value-type="float" office:value="119" table:style-name="ce8">
            <text:p>119</text:p>
          </table:table-cell>
          <table:table-cell office:value-type="string" table:style-name="ce9">
            <text:p>Run time environment Node.js and NPM (node package manager)</text:p>
          </table:table-cell>
          <table:table-cell office:value-type="string" table:style-name="ce9">
            <text:p>Latest version</text:p>
          </table:table-cell>
          <table:table-cell table:style-name="ce9"/>
          <table:table-cell office:value-type="float" office:value="30" table:style-name="ce10">
            <text:p>30</text:p>
          </table:table-cell>
          <table:table-cell office:value-type="float" office:value="1" table:style-name="ce6">
            <text:p>1</text:p>
          </table:table-cell>
          <table:table-cell office:value-type="float" office:value="3.3333333333333335" table:formula="of:=[.F122]*100/[.E122]" table:style-name="ce11">
            <text:p>3</text:p>
          </table:table-cell>
          <table:table-cell table:style-name="ce4"/>
          <table:table-cell table:number-columns-repeated="16376"/>
        </table:table-row>
        <table:table-row table:style-name="ro14">
          <table:table-cell office:value-type="float" office:value="120" table:style-name="ce8">
            <text:p>120</text:p>
          </table:table-cell>
          <table:table-cell office:value-type="string" table:style-name="ce4">
            <text:p>Screencastf</text:p>
          </table:table-cell>
          <table:table-cell office:value-type="string" table:style-name="ce4">
            <text:p>· <text:s text:c="6"/>Screen Video Recorder</text:p>
            <text:p>· <text:s text:c="6"/>System requirement:</text:p>
            <text:p>· <text:s text:c="6"/>Browser: Latest Google Chrome</text:p>
            <text:p>· <text:s text:c="6"/>Account: Gmail Account</text:p>
            <text:p>· <text:s text:c="6"/>Storage: 1Gb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123]*100/[.E123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0">
          <table:table-cell office:value-type="float" office:value="121" table:style-name="ce8">
            <text:p>121</text:p>
          </table:table-cell>
          <table:table-cell office:value-type="string" table:style-name="ce4">
            <text:p>Security cameras</text:p>
          </table:table-cell>
          <table:table-cell office:value-type="string" table:style-name="ce12">
            <text:p>●        Hik Vision 4 Channel DVR Kit With 2 Dome, 2 Bullet Security Camera with 4Tb HDD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124]*100/[.E124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0">
          <table:table-cell office:value-type="float" office:value="122" table:style-name="ce8">
            <text:p>122</text:p>
          </table:table-cell>
          <table:table-cell office:value-type="string" table:style-name="ce4">
            <text:p>Selenium</text:p>
          </table:table-cell>
          <table:table-cell office:value-type="string" table:style-name="ce4">
            <text:p>Latest version and above with 32 bit to 64-bit.</text:p>
            <text:p>Compatible with various platforms (windows, Linux and Mac)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125]*100/[.E125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123" table:style-name="ce8">
            <text:p>123</text:p>
          </table:table-cell>
          <table:table-cell office:value-type="string" table:style-name="ce4">
            <text:p>Sentry</text:p>
          </table:table-cell>
          <table:table-cell office:value-type="string" table:style-name="ce4">
            <text:p>Compatible with latest Version of flutter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126]*100/[.E126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32">
          <table:table-cell office:value-type="float" office:value="124" table:style-name="ce8">
            <text:p>124</text:p>
          </table:table-cell>
          <table:table-cell office:value-type="string" table:style-name="ce6">
            <text:p>Server</text:p>
          </table:table-cell>
          <table:table-cell office:value-type="string" table:style-name="ce4">
            <text:p>Minimum specifications to be considered:</text:p>
            <text:p>· <text:s text:c="6"/>AC input voltage: 220 – 240 V 50/60 Hz</text:p>
            <text:p>· <text:s text:c="6"/>Operating System: Latest Version *64 Bits</text:p>
            <text:p>· <text:s text:c="6"/>SSD:1TB RAM: 64GBRAM 16GB, Processor: 16GHZ, Core i7</text:p>
            <text:p>· <text:s text:c="6"/>Latest Generation</text:p>
            <text:p>· <text:s text:c="6"/>Graphic Card: 4GB AMD, NVIDIA</text:p>
            <text:p>· <text:s text:c="6"/>HDMI &amp; VGA Port</text:p>
            <text:p>· <text:s text:c="6"/>USB Port</text:p>
            <text:p>· <text:s text:c="6"/>Bluetooth</text:p>
            <text:p>· <text:s text:c="6"/>Wi-Fi<text:s/></text:p>
            <text:p>· <text:s text:c="6"/>Ethernet</text:p>
            <text:p>· <text:s text:c="6"/>Screen size: 21 inches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127]*100/[.E127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1">
          <table:table-cell office:value-type="float" office:value="125" table:style-name="ce8">
            <text:p>125</text:p>
          </table:table-cell>
          <table:table-cell office:value-type="string" table:style-name="ce9">
            <text:p>Smart UPS</text:p>
          </table:table-cell>
          <table:table-cell office:value-type="string" table:style-name="ce4">
            <text:p><text:span text:style-name="T4">Minimum <text:s text:c="3"/>specifications to be considered:</text:span></text:p>
            <text:p><text:span text:style-name="T4">•Input <text:s text:c="2"/>connection: <text:s text:c="2"/>Dual input, hardware</text:span></text:p>
            <text:p><text:span text:style-name="T4">•Load capacity: 12.5KVA, Smart <text:s/>UPS <text:s/>with <text:s/>Smart</text:span><text:s/>Connect</text:p>
            <text:p>•Backup Time: 20-30 min</text:p>
            <text:p>•Nominal, <text:s/>input <text:s/>Voltage: 220/230/240 <text:s text:c="2"/>60Hz <text:s text:c="2"/>Vac</text:p>
            <text:p>single phase;</text:p>
            <text:p>•Nominal output voltage : 220/230/240 <text:s/>VAC <text:s/>single phase</text:p>
            <text:p>•Frequency 50-60 HZ</text:p>
          </table:table-cell>
          <table:table-cell table:style-name="ce4"/>
          <table:table-cell office:value-type="float" office:value="1" table:style-name="ce10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128]*100/[.E128]" table:style-name="ce11">
            <text:p>0</text:p>
          </table:table-cell>
          <table:table-cell table:style-name="ce4"/>
          <table:table-cell table:number-columns-repeated="16376"/>
        </table:table-row>
        <table:table-row table:style-name="ro12">
          <table:table-cell office:value-type="float" office:value="126" table:style-name="ce8">
            <text:p>126</text:p>
          </table:table-cell>
          <table:table-cell office:value-type="string" table:style-name="ce4">
            <text:p>Snagit</text:p>
          </table:table-cell>
          <table:table-cell office:value-type="string" table:style-name="ce4">
            <text:p>· <text:s text:c="6"/>Latest version</text:p>
            <text:p>· <text:s text:c="6"/>Minimum system requirement:</text:p>
            <text:p>· <text:s text:c="6"/>OS: Windows 10 or higher/ MacOS Monterey or higher</text:p>
            <text:p>· <text:s text:c="6"/>CPU: Intel i3 or higher</text:p>
            <text:p>· <text:s text:c="6"/>RAM: 4Gb</text:p>
            <text:p>· <text:s text:c="6"/>Storage: 1.6 Gb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129]*100/[.E129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3">
          <table:table-cell office:value-type="float" office:value="127" table:style-name="ce8">
            <text:p>127</text:p>
          </table:table-cell>
          <table:table-cell office:value-type="string" table:style-name="ce6">
            <text:p>Speaker</text:p>
          </table:table-cell>
          <table:table-cell office:value-type="string" table:style-name="ce4">
            <text:p>Classroom Audio system with 4 Speaker and control channel. Brand Name ‎Channel Vision Speaker Type ‎Woofer Colour Name ‎White RMS Power Range - Speakers ‎60 Watts Product Dimensions ‎22.86 x 22.86 x 8.13 cm; 15.88 Kilograms Item model number ‎AB-909W Manufacturer ‎Channel Vision Item Weight ‎15 kg 900 g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30]*100/[.E130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0">
          <table:table-cell office:value-type="float" office:value="128" table:style-name="ce8">
            <text:p>128</text:p>
          </table:table-cell>
          <table:table-cell office:value-type="string" table:style-name="ce4">
            <text:p>Stabilisers</text:p>
          </table:table-cell>
          <table:table-cell office:value-type="string" table:style-name="ce4">
            <text:p>● <text:s text:c="7"/>Automatic Voltage Regulator AVR-D3000 3000W<text:s/></text:p>
            <text:p>● <text:s text:c="7"/>STABILISER With 220v &amp; 110v Outlet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131]*100/[.E131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2">
          <table:table-cell office:value-type="float" office:value="129" table:style-name="ce8">
            <text:p>129</text:p>
          </table:table-cell>
          <table:table-cell office:value-type="string" table:style-name="ce4">
            <text:p>Stapling Machine</text:p>
          </table:table-cell>
          <table:table-cell office:value-type="string" table:style-name="ce4">
            <text:p>•<text:tab/>Rapid K2, 105 mm Length</text:p>
            <text:p>•<text:tab/>Maximum binding depth (mm):60(adjustable in 5 units from 10 to 60)</text:p>
            <text:p>•<text:tab/>Outer dimensions, width WxDepth DxHeight H (mm):82x272x190</text:p>
            <text:p>•<text:tab/>Needle used: No:3U</text:p>
            <text:p>•<text:tab/>Staple loading: one touch full open type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32]*100/[.E132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130" table:style-name="ce8">
            <text:p>130</text:p>
          </table:table-cell>
          <table:table-cell office:value-type="string" table:style-name="ce4">
            <text:p>Stapling Machine</text:p>
          </table:table-cell>
          <table:table-cell office:value-type="string" table:style-name="ce4">
            <text:p><text:s/>Heavy Duty Stapler 0393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33]*100/[.E133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4">
          <table:table-cell office:value-type="float" office:value="131" table:style-name="ce8">
            <text:p>131</text:p>
          </table:table-cell>
          <table:table-cell office:value-type="string" table:style-name="ce4">
            <text:p>Sublime text</text:p>
          </table:table-cell>
          <table:table-cell office:value-type="string" table:style-name="ce4">
            <text:p>Text editor</text:p>
            <text:p>Runs on the Windows, Mac and Linux operating systems. 32bit (x86), 64bit (x86_64) and ARM (arm64) processors are supported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34]*100/[.E134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132" table:style-name="ce8">
            <text:p>132</text:p>
          </table:table-cell>
          <table:table-cell office:value-type="string" table:style-name="ce4">
            <text:p>Swagger Documentation</text:p>
          </table:table-cell>
          <table:table-cell table:style-name="ce4"/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35]*100/[.E135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0">
          <table:table-cell office:value-type="float" office:value="133" table:style-name="ce8">
            <text:p>133</text:p>
          </table:table-cell>
          <table:table-cell office:value-type="string" table:style-name="ce6">
            <text:p>Switch</text:p>
          </table:table-cell>
          <table:table-cell office:value-type="string" table:style-name="ce4">
            <text:p>·       24Ports,10/100/1000Mbps 802.3at PoE+ Ethernet Switch,2 Dual purpose Up Link ports, Intelligent PoE management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36]*100/[.E136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2">
          <table:table-cell office:value-type="float" office:value="134" table:style-name="ce8">
            <text:p>134</text:p>
          </table:table-cell>
          <table:table-cell office:value-type="string" table:style-name="ce4">
            <text:p>Table for trainees</text:p>
          </table:table-cell>
          <table:table-cell office:value-type="string" table:style-name="ce4">
            <text:p>· <text:s text:c="6"/>Size: <text:s/>Height:70cm, Width:50cm, Length:150cm<text:s text:c="5"/></text:p>
            <text:p>· <text:s text:c="6"/>Materials: MDF with metal edge</text:p>
            <text:p>· <text:s text:c="6"/>Thickness:1.2 cm<text:s text:c="3"/></text:p>
            <text:p>· <text:s text:c="6"/>With 2 keyboard and computer case drawers.</text:p>
            <text:p>· <text:s text:c="6"/>With 2 seats and 2 holes for cables<text:s text:c="69"/>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37]*100/[.E137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0">
          <table:table-cell office:value-type="float" office:value="135" table:style-name="ce8">
            <text:p>135</text:p>
          </table:table-cell>
          <table:table-cell office:value-type="string" table:style-name="ce4">
            <text:p>Table: (Trainer)</text:p>
          </table:table-cell>
          <table:table-cell office:value-type="string" table:style-name="ce4">
            <text:p>·       SPACEWOOD - Office Table Action Executive Office/Study Table with 3 Drawers and one Rack (5 x 2.5 ft)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38]*100/[.E138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4">
          <table:table-cell office:value-type="float" office:value="136" table:style-name="ce8">
            <text:p>136</text:p>
          </table:table-cell>
          <table:table-cell office:value-type="string" table:style-name="ce4">
            <text:p>Table: (Trainer)</text:p>
          </table:table-cell>
          <table:table-cell office:value-type="string" table:style-name="ce4">
            <text:p>· <text:s text:c="3"/>Material MDF Board</text:p>
            <text:p>· <text:s text:c="3"/>Shape Rectangular</text:p>
            <text:p>· <text:s text:c="3"/>Colour Brown</text:p>
            <text:p>· <text:s text:c="3"/>Table Thickness 10-20mm</text:p>
            <text:p>· <text:s text:c="3"/>Table Size 120cm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39]*100/[.E139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9">
          <table:table-cell office:value-type="float" office:value="137" table:style-name="ce8">
            <text:p>137</text:p>
          </table:table-cell>
          <table:table-cell office:value-type="string" table:style-name="ce9">
            <text:p>Terminals</text:p>
          </table:table-cell>
          <table:table-cell office:value-type="string" table:style-name="ce4">
            <text:p><text:span text:style-name="T4">- <text:s/>CMD</text:span></text:p>
            <text:p><text:span text:style-name="T4">- <text:s/>Bash</text:span></text:p>
          </table:table-cell>
          <table:table-cell table:style-name="ce4"/>
          <table:table-cell office:value-type="float" office:value="25" table:style-name="ce10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100" table:formula="of:=[.F140]*100/[.E140]" table:style-name="ce11">
            <text:p>100</text:p>
          </table:table-cell>
          <table:table-cell table:style-name="ce4"/>
          <table:table-cell table:number-columns-repeated="16376"/>
        </table:table-row>
        <table:table-row table:style-name="ro10">
          <table:table-cell office:value-type="float" office:value="138" table:style-name="ce8">
            <text:p>138</text:p>
          </table:table-cell>
          <table:table-cell office:value-type="string" table:style-name="ce4">
            <text:p>Terraform</text:p>
          </table:table-cell>
          <table:table-cell office:value-type="string" table:style-name="ce4">
            <text:p>Latest version and above with 32 bit to 64-bit.</text:p>
            <text:p>Compatible with various platforms (windows, Linux and Mac)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41]*100/[.E141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139" table:style-name="ce8">
            <text:p>139</text:p>
          </table:table-cell>
          <table:table-cell office:value-type="string" table:style-name="ce9">
            <text:p>Text Editor (visual studio code)</text:p>
          </table:table-cell>
          <table:table-cell office:value-type="string" table:style-name="ce9">
            <text:p>Latest version</text:p>
          </table:table-cell>
          <table:table-cell table:style-name="ce9"/>
          <table:table-cell office:value-type="float" office:value="26" table:style-name="ce10">
            <text:p>26</text:p>
          </table:table-cell>
          <table:table-cell office:value-type="float" office:value="1" table:style-name="ce6">
            <text:p>1</text:p>
          </table:table-cell>
          <table:table-cell office:value-type="float" office:value="3.8461538461538463" table:formula="of:=[.F142]*100/[.E142]" table:style-name="ce11">
            <text:p>4</text:p>
          </table:table-cell>
          <table:table-cell table:style-name="ce4"/>
          <table:table-cell table:number-columns-repeated="16376"/>
        </table:table-row>
        <table:table-row table:style-name="ro8">
          <table:table-cell office:value-type="float" office:value="140" table:style-name="ce8">
            <text:p>140</text:p>
          </table:table-cell>
          <table:table-cell office:value-type="string" table:style-name="ce4">
            <text:p>Trainer table: (three in one Office table)</text:p>
          </table:table-cell>
          <table:table-cell office:value-type="string" table:style-name="ce4">
            <text:p>· <text:s text:c="3"/>Sizes: 2400*1400*1100mm (Can accept customized size</text:p>
            <text:p>· <text:s text:c="3"/>Materials <text:s text:c="3"/>High quality environmental melamine particle board, PVC edge, temper glass, high grade hardware accessories</text:p>
            <text:p>· <text:s text:c="3"/>Design <text:s text:c="3"/>Modern style with three Seat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43]*100/[.E143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3">
          <table:table-cell office:value-type="float" office:value="141" table:style-name="ce8">
            <text:p>141</text:p>
          </table:table-cell>
          <table:table-cell office:value-type="string" table:style-name="ce4">
            <text:p>Trunking</text:p>
          </table:table-cell>
          <table:table-cell office:value-type="string" table:style-name="ce4">
            <text:p>● <text:s text:c="7"/>Colour: White</text:p>
            <text:p>● <text:s text:c="7"/>Material: Polyvinyl Chloride</text:p>
            <text:p>● <text:s text:c="7"/>Item dimensions L x W x H 100 x 2.2 x 2.2 centimetres</text:p>
            <text:p>● <text:s text:c="7"/>Customised Instrumentation Joint Network Cable Production Fire Prevention Powder Spray Cable Tray Bridge Ladder Trunking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144]*100/[.E144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0">
          <table:table-cell office:value-type="float" office:value="142" table:style-name="ce8">
            <text:p>142</text:p>
          </table:table-cell>
          <table:table-cell office:value-type="string" table:style-name="ce6">
            <text:p>Tutorials</text:p>
          </table:table-cell>
          <table:table-cell office:value-type="string" table:style-name="ce4">
            <text:p>Video related to the module</text:p>
            <text:p>Audio related to the module</text:p>
            <text:p>Text book related to the module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45]*100/[.E145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143" table:style-name="ce8">
            <text:p>143</text:p>
          </table:table-cell>
          <table:table-cell office:value-type="string" table:style-name="ce4">
            <text:p>Tutorials</text:p>
          </table:table-cell>
          <table:table-cell office:value-type="string" table:style-name="ce4">
            <text:p>Tutorials should be related to Modules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46]*100/[.E146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0">
          <table:table-cell office:value-type="float" office:value="144" table:style-name="ce8">
            <text:p>144</text:p>
          </table:table-cell>
          <table:table-cell office:value-type="string" table:style-name="ce4">
            <text:p><text:span text:style-name="T4">Typing <text:s text:c="2"/>software <text:s text:c="2"/>(Typing Master <text:s/>pro, <text:s/>Rapid <text:s/>Typing</text:span></text:p>
            <text:p><text:span text:style-name="T4">……)</text:span></text:p>
          </table:table-cell>
          <table:table-cell office:value-type="string" table:style-name="ce9">
            <text:p>Latest version</text:p>
          </table:table-cell>
          <table:table-cell table:style-name="ce9"/>
          <table:table-cell office:value-type="float" office:value="1" table:style-name="ce10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47]*100/[.E147]" table:style-name="ce11">
            <text:p>100</text:p>
          </table:table-cell>
          <table:table-cell table:style-name="ce4"/>
          <table:table-cell table:number-columns-repeated="16376"/>
        </table:table-row>
        <table:table-row table:style-name="ro18">
          <table:table-cell office:value-type="float" office:value="145" table:style-name="ce8">
            <text:p>145</text:p>
          </table:table-cell>
          <table:table-cell office:value-type="string" table:style-name="ce4">
            <text:p>UPS</text:p>
          </table:table-cell>
          <table:table-cell office:value-type="string" table:style-name="ce4">
            <text:p>· <text:s text:c="3"/>Input connection: Dual input, hardwired</text:p>
            <text:p>· <text:s text:c="3"/>Load capacity: 15KVA, Smart UPS with Smart Connect</text:p>
            <text:p>· <text:s text:c="3"/>Backup Time: 30-45 min</text:p>
            <text:p>· <text:s text:c="3"/>Nominal input Voltage: 220/230/240 50Hz Vac single phase;</text:p>
            <text:p>· <text:s text:c="3"/>Nominal output voltage: 220/230/240 VAC single phase</text:p>
            <text:p>· <text:s text:c="3"/>Frequency 50 HZ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148]*100/[.E148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0">
          <table:table-cell office:value-type="float" office:value="146" table:style-name="ce8">
            <text:p>146</text:p>
          </table:table-cell>
          <table:table-cell office:value-type="string" table:style-name="ce4">
            <text:p>Virtual Box</text:p>
          </table:table-cell>
          <table:table-cell office:value-type="string" table:style-name="ce4">
            <text:p>Latest version and above with 32 bit to 64-bit.</text:p>
            <text:p>Compatible with various platforms (windows, Linux and Mac)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49]*100/[.E149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147" table:style-name="ce8">
            <text:p>147</text:p>
          </table:table-cell>
          <table:table-cell office:value-type="string" table:style-name="ce4">
            <text:p>VirtualBox,<text:s/></text:p>
          </table:table-cell>
          <table:table-cell office:value-type="string" table:style-name="ce4">
            <text:p>·  Virtualization software’s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50]*100/[.E150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148" table:style-name="ce8">
            <text:p>148</text:p>
          </table:table-cell>
          <table:table-cell office:value-type="string" table:style-name="ce4">
            <text:p>Visual go</text:p>
          </table:table-cell>
          <table:table-cell office:value-type="string" table:style-name="ce4">
            <text:p>Web based platform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151]*100/[.E151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33">
          <table:table-cell office:value-type="float" office:value="149" table:style-name="ce8">
            <text:p>149</text:p>
          </table:table-cell>
          <table:table-cell office:value-type="string" table:style-name="ce4">
            <text:p>Visual paradigm</text:p>
          </table:table-cell>
          <table:table-cell office:value-type="string" table:style-name="ce4">
            <text:p>•<text:tab/>Stable latest version or web-based platform Standard</text:p>
            <text:p>•<text:tab/>Monthly payment</text:p>
            <text:p>•<text:tab/>System Hardware Requirements:</text:p>
            <text:p>•<text:tab/>Intel Pentium 4 at 2.0 GHz or higher.</text:p>
            <text:p>•<text:tab/>Minimum 2.0 GB RAM, but 4.0 GB is recommended.</text:p>
            <text:p>•<text:tab/>Minimum 4GB disk space (NOT include project space).</text:p>
            <text:p>•<text:tab/>Microsoft Windows (XP/Vista/7/8,10), Microsoft Windows Server (2000/2003/2008/2012/2016), Linux, Mac OS X 10.7.3 or above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52]*100/[.E152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7">
          <table:table-cell office:value-type="float" office:value="150" table:style-name="ce8">
            <text:p>150</text:p>
          </table:table-cell>
          <table:table-cell office:value-type="string" table:style-name="ce4">
            <text:p>Visual studio code</text:p>
          </table:table-cell>
          <table:table-cell office:value-type="string" table:style-name="ce4">
            <text:p>· <text:s text:c="6"/>Latest version and above with 32-bit and 64-bit<text:s/></text:p>
            <text:p>· <text:s text:c="6"/>Strong compatibility with various platforms(windows, linux and Mac)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53]*100/[.E153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33">
          <table:table-cell office:value-type="float" office:value="151" table:style-name="ce8">
            <text:p>151</text:p>
          </table:table-cell>
          <table:table-cell office:value-type="string" table:style-name="ce4">
            <text:p>VMWare V-Sphere<text:s/></text:p>
          </table:table-cell>
          <table:table-cell office:value-type="string" table:style-name="ce4">
            <text:p>·<text:tab/>Latest version, compatible with 64 bit and 32 bits</text:p>
            <text:p>·<text:tab/>A computer with minimum requirement is required</text:p>
            <text:p>·<text:tab/>Minimum Requirements for VirtualBox</text:p>
            <text:p>·<text:tab/>An x86 64-bit processor, most recent Intel or AMD processor will work.</text:p>
            <text:p>·<text:tab/>2GB RAM minimum/ 4GB RAM recommended.</text:p>
            <text:p>·<text:tab/>300MB of available disk space for the application PLUS.</text:p>
            <text:p>·<text:tab/>At least 25 GB of disk space for the VM that Game provides.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54]*100/[.E154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152" table:style-name="ce8">
            <text:p>152</text:p>
          </table:table-cell>
          <table:table-cell office:value-type="string" table:style-name="ce9">
            <text:p>Vue.js framework</text:p>
          </table:table-cell>
          <table:table-cell office:value-type="string" table:style-name="ce9">
            <text:p>Latest version</text:p>
          </table:table-cell>
          <table:table-cell table:style-name="ce9"/>
          <table:table-cell office:value-type="float" office:value="30" table:style-name="ce10">
            <text:p>30</text:p>
          </table:table-cell>
          <table:table-cell office:value-type="float" office:value="1" table:style-name="ce6">
            <text:p>1</text:p>
          </table:table-cell>
          <table:table-cell office:value-type="float" office:value="3.3333333333333335" table:formula="of:=[.F155]*100/[.E155]" table:style-name="ce11">
            <text:p>3</text:p>
          </table:table-cell>
          <table:table-cell table:style-name="ce4"/>
          <table:table-cell table:number-columns-repeated="16376"/>
        </table:table-row>
        <table:table-row table:style-name="ro9">
          <table:table-cell office:value-type="float" office:value="153" table:style-name="ce8">
            <text:p>153</text:p>
          </table:table-cell>
          <table:table-cell office:value-type="string" table:style-name="ce9">
            <text:p>Web <text:s text:c="2"/>browsers <text:s text:c="2"/>(chrome, mozilla <text:s text:c="5"/>firefox, <text:s text:c="5"/>safari, microsoft edge….)</text:p>
          </table:table-cell>
          <table:table-cell office:value-type="string" table:style-name="ce9">
            <text:p>Latest version</text:p>
          </table:table-cell>
          <table:table-cell table:style-name="ce9"/>
          <table:table-cell office:value-type="float" office:value="25" table:style-name="ce10">
            <text:p>25</text:p>
          </table:table-cell>
          <table:table-cell office:value-type="float" office:value="1" table:style-name="ce6">
            <text:p>1</text:p>
          </table:table-cell>
          <table:table-cell office:value-type="float" office:value="4" table:formula="of:=[.F156]*100/[.E156]" table:style-name="ce11">
            <text:p>4</text:p>
          </table:table-cell>
          <table:table-cell table:style-name="ce4"/>
          <table:table-cell table:number-columns-repeated="16376"/>
        </table:table-row>
        <table:table-row table:style-name="ro6">
          <table:table-cell office:value-type="float" office:value="154" table:style-name="ce8">
            <text:p>154</text:p>
          </table:table-cell>
          <table:table-cell office:value-type="string" table:style-name="ce4">
            <text:p>WebStorm<text:s/></text:p>
          </table:table-cell>
          <table:table-cell office:value-type="string" table:style-name="ce4">
            <text:p>● <text:s text:c="4"/>IDE<text:s/></text:p>
            <text:p>● <text:s text:c="4"/>Stable latest version</text:p>
            <text:p>● <text:s text:c="4"/>system requirements:</text:p>
            <text:p>● <text:s text:c="4"/>CPU: Multi-core CPU. WebStorm supports multithreading for different operations and processes making it faster the more CPU cores it can use.</text:p>
            <text:p>● <text:s text:c="4"/>Disk Space: SSD drive with at least 5 GB of free space</text:p>
            <text:p>● <text:s text:c="4"/>Monitor Resolution: 1024×768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57]*100/[.E157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8">
          <table:table-cell office:value-type="float" office:value="155" table:style-name="ce8">
            <text:p>155</text:p>
          </table:table-cell>
          <table:table-cell office:value-type="string" table:style-name="ce6">
            <text:p>Whiteboard</text:p>
          </table:table-cell>
          <table:table-cell office:value-type="string" table:style-name="ce4">
            <text:p>· <text:s text:c="6"/>Size: <text:s/>Height:130cm, Length:200cm<text:s/></text:p>
            <text:p>· <text:s text:c="6"/>Fiber tips and writing smoothly</text:p>
            <text:p>· <text:s text:c="6"/>Quick drying ;</text:p>
            <text:p>· <text:s text:c="6"/>Good performance</text:p>
            <text:p>· <text:s text:c="6"/>Non- Toxic and environmentally safe;</text:p>
            <text:p>· <text:s text:c="6"/>Smell favorably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158]*100/[.E158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11">
          <table:table-cell office:value-type="float" office:value="156" table:style-name="ce8">
            <text:p>156</text:p>
          </table:table-cell>
          <table:table-cell office:value-type="string" table:style-name="ce4">
            <text:p>Whiteboard</text:p>
          </table:table-cell>
          <table:table-cell office:value-type="string" table:style-name="ce4">
            <text:p>· <text:s text:c="3"/>Size: 4x6 feet (1.2 x 1.8 meters) or larger based on the available wall space and classroom layout.</text:p>
            <text:p>· <text:s text:c="3"/>Surface Type: Non-Magnetic Whiteboard or Magnetic Whiteboard, based on your preference.</text:p>
            <text:p>· <text:s text:c="3"/>Surface Material: Porcelain</text:p>
            <text:p>· <text:s text:c="3"/>Surface: Durable and scratch-resistant.</text:p>
            <text:p>· <text:s text:c="3"/>Frame Type: Aluminium</text:p>
            <text:p>· <text:s text:c="3"/>Frame: Sturdy and lightweight.</text:p>
            <text:p>· <text:s text:c="3"/>Erasing and Maintenance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159]*100/[.E159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7">
          <table:table-cell office:value-type="float" office:value="157" table:style-name="ce8">
            <text:p>157</text:p>
          </table:table-cell>
          <table:table-cell office:value-type="string" table:style-name="ce6">
            <text:p>Whiteboard eraser</text:p>
          </table:table-cell>
          <table:table-cell office:value-type="string" table:style-name="ce4">
            <text:p>● <text:s text:c="7"/>Material: Plastic, Fabric</text:p>
            <text:p>● <text:s text:c="7"/>Item Dimensions LxWxH:4.92 x 1.1 x 1.97 inches</text:p>
            <text:p>● <text:s text:c="7"/>Recommended Uses: Whiteboard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160]*100/[.E160]" table:style-name="ce11">
            <text:p>0</text:p>
          </table:table-cell>
          <table:table-cell table:style-name="ce6"/>
          <table:table-cell table:number-columns-repeated="16376"/>
        </table:table-row>
        <table:table-row table:style-name="ro31">
          <table:table-cell office:value-type="float" office:value="158" table:style-name="ce8">
            <text:p>158</text:p>
          </table:table-cell>
          <table:table-cell office:value-type="string" table:style-name="ce9">
            <text:p>Whiteboard for Projection and Dry Erase (16 :9)</text:p>
          </table:table-cell>
          <table:table-cell office:value-type="string" table:style-name="ce4">
            <text:p><text:span text:style-name="T3">Frame<text:s/></text:span><text:span text:style-name="T4">Aluminium</text:span></text:p>
            <text:p><text:span text:style-name="T3">Construction<text:s/></text:span><text:span text:style-name="T4">Steel- backend and square miter corners</text:span></text:p>
            <text:p><text:span text:style-name="T3">Surface Material</text:span></text:p>
            <text:p><text:span text:style-name="T4">Porcelain surface; combination projection and dry-erase surface</text:span></text:p>
            <text:p><text:span text:style-name="T4">Size : inch 96= 243.84 cm</text:span></text:p>
          </table:table-cell>
          <table:table-cell table:style-name="ce4"/>
          <table:table-cell office:value-type="float" office:value="1" table:style-name="ce10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161]*100/[.E161]" table:style-name="ce11">
            <text:p>0</text:p>
          </table:table-cell>
          <table:table-cell table:style-name="ce4"/>
          <table:table-cell table:number-columns-repeated="16376"/>
        </table:table-row>
        <table:table-row table:style-name="ro18">
          <table:table-cell office:value-type="float" office:value="159" table:style-name="ce8">
            <text:p>159</text:p>
          </table:table-cell>
          <table:table-cell office:value-type="string" table:style-name="ce6">
            <text:p>Whiteboard Marker pen</text:p>
          </table:table-cell>
          <table:table-cell office:value-type="string" table:style-name="ce4">
            <text:p>● <text:s text:c="7"/>Temporary</text:p>
            <text:p>● <text:s text:c="7"/>Dimension : D1.6 x L13.5 Cm<text:s/></text:p>
            <text:p>● <text:s text:c="7"/>Fiber tips and writing smoothly</text:p>
            <text:p>● <text:s text:c="7"/>Quick drying;</text:p>
            <text:p>● <text:s text:c="7"/>Good performance</text:p>
            <text:p>● <text:s text:c="8"/>Non- Toxic and environmentally safe; -Smell favourably</text:p>
            <text:p>● <text:s text:c="7"/>Kit 4 whiteboard, red, black, blue, green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float" office:value="900" table:formula="of:=[.F162]*100/[.E162]" table:style-name="ce11">
            <text:p>900</text:p>
          </table:table-cell>
          <table:table-cell table:style-name="ce6"/>
          <table:table-cell table:number-columns-repeated="16376"/>
        </table:table-row>
        <table:table-row table:style-name="ro8">
          <table:table-cell office:value-type="float" office:value="160" table:style-name="ce8">
            <text:p>160</text:p>
          </table:table-cell>
          <table:table-cell office:value-type="string" table:style-name="ce4">
            <text:p>Windows Server NOS</text:p>
          </table:table-cell>
          <table:table-cell office:value-type="string" table:style-name="ce4">
            <text:p>Minimum Hardware Requirements</text:p>
            <text:p>Ø <text:s/>CPU: 1.4 GHz x86-64 processor</text:p>
            <text:p>Ø <text:s/>RAM: 2 GB</text:p>
            <text:p>Ø <text:s/>Disk/Disc</text:p>
            <text:p>Ø <text:s/>At least 32 GB free space</text:p>
            <text:p>Ø <text:s/>GDR: 1024 x 768 pixels display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float" office:value="900" table:formula="of:=[.F163]*100/[.E163]" table:style-name="ce11">
            <text:p>900</text:p>
          </table:table-cell>
          <table:table-cell table:style-name="ce6"/>
          <table:table-cell table:number-columns-repeated="16376"/>
        </table:table-row>
        <table:table-row table:style-name="ro15">
          <table:table-cell office:value-type="float" office:value="161" table:style-name="ce8">
            <text:p>161</text:p>
          </table:table-cell>
          <table:table-cell office:value-type="string" table:style-name="ce6">
            <text:p>XAMPP, WAMPP, LAMPP</text:p>
          </table:table-cell>
          <table:table-cell office:value-type="string" table:style-name="ce6">
            <text:p>Stable latest version compatible with Operating System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64]*100/[.E164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10">
          <table:table-cell office:value-type="float" office:value="162" table:style-name="ce8">
            <text:p>162</text:p>
          </table:table-cell>
          <table:table-cell office:value-type="string" table:style-name="ce4">
            <text:p>Xcode</text:p>
          </table:table-cell>
          <table:table-cell office:value-type="string" table:style-name="ce4">
            <text:p>· <text:s text:c="6"/>Latest version and above with 32-bit and 64-bit</text:p>
            <text:p>· <text:s text:c="6"/>Strong compatibility Mac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formula="of:=[.F165]*100/[.E165]" table:style-name="ce11">
            <text:p>100</text:p>
          </table:table-cell>
          <table:table-cell table:style-name="ce6"/>
          <table:table-cell table:number-columns-repeated="16376"/>
        </table:table-row>
        <table:table-row table:style-name="ro34">
          <table:table-cell table:style-name="ce13"/>
          <table:table-cell office:value-type="string" table:style-name="ce13">
            <text:p>Available tools and equipment</text:p>
          </table:table-cell>
          <table:table-cell table:number-columns-repeated="2" table:style-name="ce13"/>
          <table:table-cell office:value-type="float" office:value="543" table:formula="of:=SUM([.E4:.E165])" table:style-name="ce14">
            <text:p>543</text:p>
          </table:table-cell>
          <table:table-cell table:style-name="ce13"/>
          <table:table-cell office:value-type="float" office:value="0" table:formula="of:=[.F166]*100/[.E166]" table:style-name="ce15">
            <text:p>0</text:p>
          </table:table-cell>
          <table:table-cell table:style-name="ce13"/>
          <table:table-cell table:number-columns-repeated="16376"/>
        </table:table-row>
        <table:table-row table:number-rows-repeated="1048410" table:style-name="ro15">
          <table:table-cell table:number-columns-repeated="16384"/>
        </table:table-row>
        <table:named-expressions>
          <table:named-expression table:name="_d3xly7wkr7lj" table:expression="of:=['SOD-L3-L4-L5'.#REF!]" table:base-cell-address="SOD-L3-L4-L5.$A$1"/>
          <table:named-expression table:name="_Toc109120113" table:expression="of:=['SOD-L3-L4-L5'.#REF!]" table:base-cell-address="SOD-L3-L4-L5.$A$1"/>
          <table:named-expression table:name="_Toc145346846" table:expression="of:=['SOD-L3-L4-L5'.#REF!]" table:base-cell-address="SOD-L3-L4-L5.$A$1"/>
          <table:named-expression table:name="_Toc145346847" table:expression="of:=['SOD-L3-L4-L5'.#REF!]" table:base-cell-address="SOD-L3-L4-L5.$A$1"/>
          <table:named-expression table:name="_Toc145346848" table:expression="of:=['SOD-L3-L4-L5'.#REF!]" table:base-cell-address="SOD-L3-L4-L5.$A$1"/>
          <table:named-expression table:name="_Toc145346849" table:expression="of:=['SOD-L3-L4-L5'.#REF!]" table:base-cell-address="SOD-L3-L4-L5.$A$1"/>
          <table:named-expression table:name="_Toc145346850" table:expression="of:=['SOD-L3-L4-L5'.#REF!]" table:base-cell-address="SOD-L3-L4-L5.$A$1"/>
        </table:named-expressions>
      </table:table>
      <table:database-ranges>
        <table:database-range table:target-range-address="SOD-L3-L4-L5.A4:SOD-L3-L4-L5.H165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lbert</meta:initial-creator>
    <dc:creator>Personality</dc:creator>
    <meta:creation-date>2024-02-03T04:32:00Z</meta:creation-date>
    <dc:date>2025-05-14T09:01:44Z</dc:date>
  </office:meta>
</office:document-meta>
</file>